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8">
      <text:list-level-style-number text:level="1" text:style-name="WW_CharLFO1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text:style-name="WW_CharLFO22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3659in" style:use-optimal-column-width="false"/>
    </style:style>
    <style:style style:name="TableColumn3" style:family="table-column">
      <style:table-column-properties style:column-width="0.1111in" style:use-optimal-column-width="false"/>
    </style:style>
    <style:style style:name="TableColumn4" style:family="table-column">
      <style:table-column-properties style:column-width="6.0041in" style:use-optimal-column-width="false"/>
    </style:style>
    <style:style style:name="Table1" style:family="table" style:master-page-name="MPF0">
      <style:table-properties style:width="7.4812in" fo:margin-left="0in" table:align="center"/>
    </style:style>
    <style:style style:name="TableRow5" style:family="table-row">
      <style:table-row-properties style:min-row-height="0.9055in" style:use-optimal-row-height="false"/>
    </style:style>
    <style:style style:name="TableCell6" style:family="table-cell">
      <style:table-cell-properties fo:border="0.0069in solid #D67028" style:writing-mode="lr-tb" style:vertical-align="middle" fo:padding-top="0in" fo:padding-left="0.0194in" fo:padding-bottom="0in" fo:padding-right="0.0194in"/>
    </style:style>
    <style:style style:name="P7" style:parent-style-name="Normal" style:family="paragraph">
      <style:paragraph-properties fo:widows="2" fo:orphans="2" fo:break-before="page" fo:text-align="center" fo:margin-top="0.0833in"/>
      <style:text-properties style:font-name="Arial Narrow" style:font-name-asian="Calibri" style:font-name-complex="Times New Roman" fo:font-weight="bold" style:font-weight-asian="bold" fo:color="#D67028" style:language-asian="en" style:country-asian="US" style:language-complex="en" style:country-complex="US"/>
    </style:style>
    <style:style style:name="P20" style:parent-style-name="Normal" style:family="paragraph">
      <style:paragraph-properties fo:widows="2" fo:orphans="2" fo:text-align="center" fo:margin-top="0.0833in" fo:margin-bottom="0.0833in"/>
    </style:style>
    <style:style style:name="T21" style:parent-style-name="Fuentedepárrafopredeter." style:family="text">
      <style:text-properties style:font-name="Arial Narrow" style:font-name-asian="Calibri" style:font-name-complex="Times New Roman" fo:font-weight="bold" style:font-weight-asian="bold" fo:color="#D67028" fo:font-size="13pt" style:font-size-asian="13pt" style:font-size-complex="13pt" style:language-asian="en" style:country-asian="US" style:language-complex="en" style:country-complex="US"/>
    </style:style>
    <style:style style:name="TableCell22" style:family="table-cell">
      <style:table-cell-properties fo:border-top="none" fo:border-left="0.0069in solid #D67028" fo:border-bottom="none" fo:border-right="0.0069in solid #337275" style:writing-mode="lr-tb" style:vertical-align="middle" fo:padding-top="0in" fo:padding-left="0.0194in" fo:padding-bottom="0in" fo:padding-right="0.0194in"/>
    </style:style>
    <style:style style:name="P23" style:parent-style-name="Normal" style:family="paragraph">
      <style:paragraph-properties fo:widows="2" fo:orphans="2" fo:text-align="center" fo:margin-top="0.0833in"/>
      <style:text-properties style:font-name-asian="Times New Roman" style:font-name-complex="Times New Roman" fo:color="#000000" style:language-asian="en" style:country-asian="US" style:language-complex="en" style:country-complex="US"/>
    </style:style>
    <style:style style:name="TableCell24" style:family="table-cell">
      <style:table-cell-properties fo:border="0.0069in solid #337275" style:writing-mode="lr-tb" style:vertical-align="middle" fo:padding-top="0in" fo:padding-left="0.059in" fo:padding-bottom="0in" fo:padding-right="0.0194in"/>
    </style:style>
    <style:style style:name="P25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337275" fo:font-size="18pt" style:font-size-asian="18pt" style:font-size-complex="18pt" style:language-asian="en" style:country-asian="US" style:language-complex="en" style:country-complex="US"/>
    </style:style>
    <style:style style:name="P26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27" style:parent-style-name="Normal" style:family="paragraph">
      <style:paragraph-properties fo:widows="2" fo:orphans="2"/>
    </style:style>
    <style:style style:name="T28" style:parent-style-name="Fuentedepárrafopredeter." style:family="text"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T29" style:parent-style-name="Fuentedepárrafopredeter." style:family="text"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30" style:parent-style-name="Normal" style:family="paragraph">
      <style:paragraph-properties fo:widows="2" fo:orphans="2" fo:margin-top="0.1666in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1" style:parent-style-name="Normal" style:family="paragraph">
      <style:paragraph-properties fo:widows="2" fo:orphans="2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2" style:parent-style-name="Normal" style:family="paragraph">
      <style:paragraph-properties fo:widows="2" fo:orphans="2"/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3" style:parent-style-name="Normal" style:family="paragraph">
      <style:paragraph-properties fo:widows="2" fo:orphans="2"/>
    </style:style>
    <style:style style:name="T34" style:parent-style-name="Fuentedepárrafopredeter." style:family="text"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font-weight="bold" style:font-weight-asian="bold" fo:color="#FF0000"/>
    </style:style>
    <style:style style:name="P3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7" style:parent-style-name="Fuentedepárrafopredeter." style:family="text">
      <style:text-properties fo:color="#FF0000"/>
    </style:style>
    <style:style style:name="P3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/>
    </style:style>
    <style:style style:name="P39" style:parent-style-name="Heading" style:family="paragraph">
      <style:paragraph-properties>
        <style:tab-stops/>
      </style:paragraph-properties>
    </style:style>
    <style:style style:name="T40" style:parent-style-name="Fuentedepárrafopredeter." style:family="text">
      <style:text-properties fo:color="#111111"/>
    </style:style>
    <style:style style:name="T41" style:parent-style-name="Fuentedepárrafopredeter." style:family="text">
      <style:text-properties fo:color="#111111"/>
    </style:style>
    <style:style style:name="P42" style:parent-style-name="Listavistosa-Énfasis11" style:list-style-name="LFO18" style:family="paragraph">
      <style:paragraph-properties fo:margin-left="0in" fo:text-indent="0in">
        <style:tab-stops/>
      </style:paragraph-properties>
    </style:style>
    <style:style style:name="T43" style:parent-style-name="Fuentedepárrafopredeter." style:family="text">
      <style:text-properties fo:font-weight="bold" style:font-weight-asian="bold"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font-weight="bold" style:font-weight-asian="bold"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style:font-name-asian="MS Mincho" fo:language="es" fo:country="ES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T59" style:parent-style-name="Fuentedepárrafopredeter." style:family="text">
      <style:text-properties fo:font-weight="bold" style:font-weight-asian="bold"/>
    </style:style>
    <style:style style:name="TableColumn61" style:family="table-column">
      <style:table-column-properties style:column-width="6.9604in" style:use-optimal-column-width="false"/>
    </style:style>
    <style:style style:name="Table60" style:family="table">
      <style:table-properties style:width="6.9604in" fo:margin-left="-0.003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5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66" style:parent-style-name="Listavistosa-Énfasis11" style:list-style-name="LFO18" style:family="paragraph">
      <style:paragraph-properties fo:margin-left="0.0118in" fo:text-indent="-0.0118in">
        <style:tab-stops/>
      </style:paragraph-properties>
    </style:style>
    <style:style style:name="T67" style:parent-style-name="Fuentedepárrafopredeter." style:family="text">
      <style:text-properties fo:font-weight="bold" style:font-weight-asian="bold"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Fuentedepárrafopredeter." style:family="text">
      <style:text-properties fo:color="#111111" fo:language="es" fo:country="ES"/>
    </style:style>
    <style:style style:name="T72" style:parent-style-name="Fuentedepárrafopredeter." style:family="text">
      <style:text-properties fo:language="es" fo:country="ES"/>
    </style:style>
    <style:style style:name="T73" style:parent-style-name="Fuentedepárrafopredeter." style:family="text">
      <style:text-properties fo:color="#111111" fo:language="es" fo:country="ES"/>
    </style:style>
    <style:style style:name="T74" style:parent-style-name="Fuentedepárrafopredeter." style:family="text">
      <style:text-properties fo:color="#111111" fo:language="es" fo:country="ES"/>
    </style:style>
    <style:style style:name="T75" style:parent-style-name="Fuentedepárrafopredeter." style:family="text">
      <style:text-properties fo:color="#111111" fo:language="es" fo:country="ES"/>
    </style:style>
    <style:style style:name="T76" style:parent-style-name="Fuentedepárrafopredeter." style:family="text">
      <style:text-properties fo:color="#111111" style:text-underline-type="single" style:text-underline-style="solid" style:text-underline-width="auto" style:text-underline-mode="continuous" fo:language="es" fo:country="ES"/>
    </style:style>
    <style:style style:name="T77" style:parent-style-name="Fuentedepárrafopredeter." style:family="text">
      <style:text-properties fo:color="#111111" fo:language="es" fo:country="ES"/>
    </style:style>
    <style:style style:name="T78" style:parent-style-name="Fuentedepárrafopredeter." style:family="text">
      <style:text-properties fo:language="es" fo:country="ES"/>
    </style:style>
    <style:style style:name="T79" style:parent-style-name="Fuentedepárrafopredeter." style:family="text">
      <style:text-properties fo:color="#111111" fo:language="es" fo:country="ES"/>
    </style:style>
    <style:style style:name="T80" style:parent-style-name="Fuentedepárrafopredeter." style:family="text">
      <style:text-properties fo:font-weight="bold" style:font-weight-asian="bold" fo:language="es" fo:country="ES"/>
    </style:style>
    <style:style style:name="T81" style:parent-style-name="Fuentedepárrafopredeter." style:family="text">
      <style:text-properties fo:language="es" fo:country="ES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fo:language="es" fo:country="ES"/>
    </style:style>
    <style:style style:name="T84" style:parent-style-name="Fuentedepárrafopredeter." style:family="text">
      <style:text-properties fo:language="es" fo:country="ES"/>
    </style:style>
    <style:style style:name="T85" style:parent-style-name="Fuentedepárrafopredeter." style:family="text">
      <style:text-properties fo:color="#111111" fo:language="es" fo:country="ES"/>
    </style:style>
    <style:style style:name="T86" style:parent-style-name="Fuentedepárrafopredeter." style:family="text">
      <style:text-properties fo:language="es" fo:country="ES"/>
    </style:style>
    <style:style style:name="P87" style:parent-style-name="Normal" style:family="paragraph">
      <style:paragraph-properties fo:margin-left="0.25in">
        <style:tab-stops/>
      </style:paragraph-properties>
    </style:style>
    <style:style style:name="T88" style:parent-style-name="Fuentedepárrafopredeter." style:family="text">
      <style:text-properties fo:font-weight="bold" style:font-weight-asian="bold"/>
    </style:style>
    <style:style style:name="P89" style:parent-style-name="Normal" style:family="paragraph">
      <style:paragraph-properties fo:margin-left="0.25in">
        <style:tab-stops/>
      </style:paragraph-properties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Fuentedepárrafopredeter." style:family="text">
      <style:text-properties fo:font-weight="bold" style:font-weight-asian="bold"/>
    </style:style>
    <style:style style:name="TableColumn93" style:family="table-column">
      <style:table-column-properties style:column-width="6.9486in" style:use-optimal-column-width="false"/>
    </style:style>
    <style:style style:name="Table92" style:family="table">
      <style:table-properties style:width="6.9486in" fo:margin-left="-0.0034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97" style:parent-style-name="Normal" style:family="paragraph">
      <style:paragraph-properties fo:margin-left="0.25in">
        <style:tab-stops/>
      </style:paragraph-properties>
    </style:style>
    <style:style style:name="T98" style:parent-style-name="Fuentedepárrafopredeter." style:family="text">
      <style:text-properties fo:font-weight="bold" style:font-weight-asian="bold"/>
    </style:style>
    <style:style style:name="P99" style:parent-style-name="Normal" style:family="paragraph">
      <style:paragraph-properties fo:margin-left="0.25in">
        <style:tab-stops/>
      </style:paragraph-properties>
    </style:style>
    <style:style style:name="P100" style:parent-style-name="Normal" style:family="paragraph">
      <style:paragraph-properties fo:margin-left="0.25in">
        <style:tab-stops/>
      </style:paragraph-properties>
    </style:style>
    <style:style style:name="T101" style:parent-style-name="Fuentedepárrafopredeter." style:family="text">
      <style:text-properties fo:font-weight="bold" style:font-weight-asian="bold"/>
    </style:style>
    <style:style style:name="TableColumn103" style:family="table-column">
      <style:table-column-properties style:column-width="6.9486in" style:use-optimal-column-width="false"/>
    </style:style>
    <style:style style:name="Table102" style:family="table">
      <style:table-properties style:width="6.9486in" fo:margin-left="-0.0034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0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08" style:parent-style-name="Listavistosa-Énfasis11" style:family="paragraph">
      <style:text-properties fo:language="es" fo:country="ES"/>
    </style:style>
    <style:style style:name="P109" style:parent-style-name="Listavistosa-Énfasis11" style:list-style-name="LFO18" style:family="paragraph">
      <style:paragraph-properties fo:margin-left="0in" fo:text-indent="-0.0118in">
        <style:tab-stops/>
      </style:paragraph-properties>
    </style:style>
    <style:style style:name="T110" style:parent-style-name="Fuentedepárrafopredeter." style:family="text">
      <style:text-properties fo:font-weight="bold" style:font-weight-asian="bold" fo:language="es" fo:country="ES"/>
    </style:style>
    <style:style style:name="T111" style:parent-style-name="Fuentedepárrafopredeter." style:family="text">
      <style:text-properties fo:language="es" fo:country="ES"/>
    </style:style>
    <style:style style:name="T112" style:parent-style-name="Fuentedepárrafopredeter." style:family="text">
      <style:text-properties fo:language="es" fo:country="ES"/>
    </style:style>
    <style:style style:name="T113" style:parent-style-name="Fuentedepárrafopredeter." style:family="text">
      <style:text-properties fo:language="es" fo:country="ES"/>
    </style:style>
    <style:style style:name="T114" style:parent-style-name="Fuentedepárrafopredeter." style:family="text">
      <style:text-properties fo:language="es" fo:country="ES"/>
    </style:style>
    <style:style style:name="T115" style:parent-style-name="Fuentedepárrafopredeter." style:family="text">
      <style:text-properties fo:font-weight="bold" style:font-weight-asian="bold" fo:language="es" fo:country="ES"/>
    </style:style>
    <style:style style:name="T116" style:parent-style-name="Fuentedepárrafopredeter." style:family="text">
      <style:text-properties fo:language="es" fo:country="ES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Fuentedepárrafopredeter." style:family="text">
      <style:text-properties fo:font-weight="bold" style:font-weight-asian="bold"/>
    </style:style>
    <style:style style:name="P119" style:parent-style-name="Normal" style:family="paragraph">
      <style:paragraph-properties fo:margin-left="0.25in">
        <style:tab-stops/>
      </style:paragraph-properties>
    </style:style>
    <style:style style:name="P120" style:parent-style-name="Normal" style:family="paragraph">
      <style:paragraph-properties fo:margin-left="0.25in">
        <style:tab-stops/>
      </style:paragraph-properties>
    </style:style>
    <style:style style:name="T121" style:parent-style-name="Fuentedepárrafopredeter." style:family="text">
      <style:text-properties fo:font-weight="bold" style:font-weight-asian="bold"/>
    </style:style>
    <style:style style:name="TableColumn123" style:family="table-column">
      <style:table-column-properties style:column-width="6.9368in" style:use-optimal-column-width="false"/>
    </style:style>
    <style:style style:name="Table122" style:family="table">
      <style:table-properties style:width="6.9368in" fo:margin-left="-0.0034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27" style:parent-style-name="Listavistosa-Énfasis11" style:family="paragraph">
      <style:text-properties fo:language="es" fo:country="ES"/>
    </style:style>
    <style:style style:name="P128" style:parent-style-name="Listavistosa-Énfasis11" style:list-style-name="LFO18" style:family="paragraph">
      <style:paragraph-properties fo:margin-left="-0.0118in" fo:text-indent="0in">
        <style:tab-stops/>
      </style:paragraph-properties>
    </style:style>
    <style:style style:name="T129" style:parent-style-name="Fuentedepárrafopredeter." style:family="text">
      <style:text-properties fo:language="es" fo:country="ES"/>
    </style:style>
    <style:style style:name="T130" style:parent-style-name="Fuentedepárrafopredeter." style:family="text">
      <style:text-properties fo:language="es" fo:country="ES"/>
    </style:style>
    <style:style style:name="T131" style:parent-style-name="Fuentedepárrafopredeter." style:family="text">
      <style:text-properties fo:language="es" fo:country="ES"/>
    </style:style>
    <style:style style:name="T132" style:parent-style-name="Fuentedepárrafopredeter." style:family="text">
      <style:text-properties fo:font-weight="bold" style:font-weight-asian="bold" fo:language="es" fo:country="ES"/>
    </style:style>
    <style:style style:name="T133" style:parent-style-name="Fuentedepárrafopredeter." style:family="text">
      <style:text-properties fo:language="es" fo:country="ES"/>
    </style:style>
    <style:style style:name="T134" style:parent-style-name="Fuentedepárrafopredeter." style:family="text">
      <style:text-properties style:font-name-asian="MS Mincho" fo:language="es" fo:country="ES"/>
    </style:style>
    <style:style style:name="T135" style:parent-style-name="Fuentedepárrafopredeter." style:family="text">
      <style:text-properties fo:language="es" fo:country="ES"/>
    </style:style>
    <style:style style:name="T136" style:parent-style-name="Fuentedepárrafopredeter." style:family="text">
      <style:text-properties fo:font-weight="bold" style:font-weight-asian="bold" fo:language="es" fo:country="ES"/>
    </style:style>
    <style:style style:name="T137" style:parent-style-name="Fuentedepárrafopredeter." style:family="text">
      <style:text-properties fo:language="es" fo:country="ES"/>
    </style:style>
    <style:style style:name="T138" style:parent-style-name="Fuentedepárrafopredeter." style:family="text">
      <style:text-properties style:font-name-asian="MS Mincho" fo:language="es" fo:country="ES"/>
    </style:style>
    <style:style style:name="T139" style:parent-style-name="Fuentedepárrafopredeter." style:family="text">
      <style:text-properties style:font-name-asian="MS Mincho" fo:language="es" fo:country="ES"/>
    </style:style>
    <style:style style:name="T140" style:parent-style-name="Fuentedepárrafopredeter." style:family="text">
      <style:text-properties fo:language="es" fo:country="ES"/>
    </style:style>
    <style:style style:name="P141" style:parent-style-name="Normal" style:family="paragraph">
      <style:paragraph-properties fo:margin-left="0.25in">
        <style:tab-stops/>
      </style:paragraph-properties>
    </style:style>
    <style:style style:name="T142" style:parent-style-name="Fuentedepárrafopredeter." style:family="text">
      <style:text-properties fo:font-weight="bold" style:font-weight-asian="bold"/>
    </style:style>
    <style:style style:name="P14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4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46" style:parent-style-name="Normal" style:family="paragraph">
      <style:paragraph-properties fo:margin-left="0.25in">
        <style:tab-stops/>
      </style:paragraph-properties>
    </style:style>
    <style:style style:name="T147" style:parent-style-name="Fuentedepárrafopredeter." style:family="text">
      <style:text-properties fo:font-weight="bold" style:font-weight-asian="bold"/>
    </style:style>
    <style:style style:name="P14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4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1" style:parent-style-name="Normal" style:family="paragraph">
      <style:paragraph-properties fo:margin-left="0.25in">
        <style:tab-stops/>
      </style:paragraph-properties>
    </style:style>
    <style:style style:name="P152" style:parent-style-name="Listavistosa-Énfasis11" style:list-style-name="LFO18" style:family="paragraph">
      <style:paragraph-properties fo:margin-left="0.0118in" fo:text-indent="-0.0118in">
        <style:tab-stops/>
      </style:paragraph-properties>
    </style:style>
    <style:style style:name="T153" style:parent-style-name="Fuentedepárrafopredeter." style:family="text">
      <style:text-properties fo:font-weight="bold" style:font-weight-asian="bold" fo:language="es" fo:country="ES"/>
    </style:style>
    <style:style style:name="T154" style:parent-style-name="Fuentedepárrafopredeter." style:family="text">
      <style:text-properties fo:language="es" fo:country="ES"/>
    </style:style>
    <style:style style:name="T155" style:parent-style-name="Fuentedepárrafopredeter." style:family="text">
      <style:text-properties fo:language="es" fo:country="ES"/>
    </style:style>
    <style:style style:name="T156" style:parent-style-name="Fuentedepárrafopredeter." style:family="text">
      <style:text-properties fo:language="es" fo:country="ES"/>
    </style:style>
    <style:style style:name="T157" style:parent-style-name="Fuentedepárrafopredeter." style:family="text">
      <style:text-properties fo:language="es" fo:country="ES"/>
    </style:style>
    <style:style style:name="T158" style:parent-style-name="Fuentedepárrafopredeter." style:family="text">
      <style:text-properties fo:language="es" fo:country="ES"/>
    </style:style>
    <style:style style:name="T159" style:parent-style-name="Fuentedepárrafopredeter." style:family="text">
      <style:text-properties fo:font-weight="bold" style:font-weight-asian="bold" fo:language="es" fo:country="ES"/>
    </style:style>
    <style:style style:name="T160" style:parent-style-name="Fuentedepárrafopredeter." style:family="text">
      <style:text-properties fo:language="es" fo:country="ES"/>
    </style:style>
    <style:style style:name="P161" style:parent-style-name="Normal" style:family="paragraph">
      <style:paragraph-properties fo:margin-left="0.25in">
        <style:tab-stops/>
      </style:paragraph-properties>
    </style:style>
    <style:style style:name="T162" style:parent-style-name="Fuentedepárrafopredeter." style:family="text">
      <style:text-properties fo:font-weight="bold" style:font-weight-asian="bold"/>
    </style:style>
    <style:style style:name="P163" style:parent-style-name="Normal" style:family="paragraph">
      <style:paragraph-properties fo:margin-left="0.25in">
        <style:tab-stops/>
      </style:paragraph-properties>
    </style:style>
    <style:style style:name="P164" style:parent-style-name="Normal" style:family="paragraph">
      <style:paragraph-properties fo:margin-left="0.25in">
        <style:tab-stops/>
      </style:paragraph-properties>
    </style:style>
    <style:style style:name="T165" style:parent-style-name="Fuentedepárrafopredeter." style:family="text">
      <style:text-properties fo:font-weight="bold" style:font-weight-asian="bold"/>
    </style:style>
    <style:style style:name="TableColumn167" style:family="table-column">
      <style:table-column-properties style:column-width="6.9368in" style:use-optimal-column-width="false"/>
    </style:style>
    <style:style style:name="Table166" style:family="table">
      <style:table-properties style:width="6.9368in" fo:margin-left="-0.0034in" table:align="left"/>
    </style:style>
    <style:style style:name="TableRow168" style:family="table-row">
      <style:table-row-properties style:min-row-height="0.34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71" style:parent-style-name="Listavistosa-Énfasis11" style:family="paragraph">
      <style:text-properties fo:language="es" fo:country="ES"/>
    </style:style>
    <style:style style:name="P172" style:parent-style-name="Listavistosa-Énfasis11" style:list-style-name="LFO18" style:family="paragraph">
      <style:paragraph-properties fo:margin-left="0.3541in" fo:text-indent="-0.3541in">
        <style:tab-stops/>
      </style:paragraph-properties>
    </style:style>
    <style:style style:name="T173" style:parent-style-name="Fuentedepárrafopredeter." style:family="text">
      <style:text-properties fo:language="es" fo:country="ES"/>
    </style:style>
    <style:style style:name="T174" style:parent-style-name="Fuentedepárrafopredeter." style:family="text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T177" style:parent-style-name="Fuentedepárrafopredeter." style:family="text">
      <style:text-properties fo:language="es" fo:country="ES"/>
    </style:style>
    <style:style style:name="T178" style:parent-style-name="Fuentedepárrafopredeter." style:family="text">
      <style:text-properties style:font-name-asian="MS Mincho" fo:language="es" fo:country="ES"/>
    </style:style>
    <style:style style:name="T179" style:parent-style-name="Fuentedepárrafopredeter." style:family="text">
      <style:text-properties fo:language="es" fo:country="ES"/>
    </style:style>
    <style:style style:name="P180" style:parent-style-name="Normal" style:family="paragraph">
      <style:paragraph-properties fo:margin-left="0.25in">
        <style:tab-stops/>
      </style:paragraph-properties>
    </style:style>
    <style:style style:name="T181" style:parent-style-name="Fuentedepárrafopredeter." style:family="text">
      <style:text-properties fo:font-weight="bold" style:font-weight-asian="bold"/>
    </style:style>
    <style:style style:name="P182" style:parent-style-name="Normal" style:family="paragraph">
      <style:paragraph-properties fo:margin-left="0.25in">
        <style:tab-stops/>
      </style:paragraph-properties>
    </style:style>
    <style:style style:name="P183" style:parent-style-name="Normal" style:family="paragraph">
      <style:paragraph-properties fo:margin-left="0.25in">
        <style:tab-stops/>
      </style:paragraph-properties>
    </style:style>
    <style:style style:name="T184" style:parent-style-name="Fuentedepárrafopredeter." style:family="text">
      <style:text-properties fo:font-weight="bold" style:font-weight-asian="bold"/>
    </style:style>
    <style:style style:name="TableColumn186" style:family="table-column">
      <style:table-column-properties style:column-width="6.9131in" style:use-optimal-column-width="false"/>
    </style:style>
    <style:style style:name="Table185" style:family="table">
      <style:table-properties style:width="6.9131in" fo:margin-left="-0.0034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0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191" style:parent-style-name="Listavistosa-Énfasis11" style:list-style-name="LFO18" style:family="paragraph">
      <style:paragraph-properties fo:margin-left="0.0236in" fo:text-indent="0in">
        <style:tab-stops/>
      </style:paragraph-properties>
    </style:style>
    <style:style style:name="T192" style:parent-style-name="Fuentedepárrafopredeter." style:family="text">
      <style:text-properties fo:language="es" fo:country="ES"/>
    </style:style>
    <style:style style:name="T193" style:parent-style-name="Fuentedepárrafopredeter." style:family="text">
      <style:text-properties fo:language="es" fo:country="ES"/>
    </style:style>
    <style:style style:name="T194" style:parent-style-name="Fuentedepárrafopredeter." style:family="text">
      <style:text-properties fo:language="es" fo:country="ES"/>
    </style:style>
    <style:style style:name="T195" style:parent-style-name="codigo" style:family="text">
      <style:text-properties style:font-name-asian="MS Mincho"/>
    </style:style>
    <style:style style:name="T196" style:parent-style-name="Fuentedepárrafopredeter." style:family="text">
      <style:text-properties fo:language="es" fo:country="ES"/>
    </style:style>
    <style:style style:name="T197" style:parent-style-name="codigo" style:family="text">
      <style:text-properties style:font-name-asian="MS Mincho"/>
    </style:style>
    <style:style style:name="T198" style:parent-style-name="Fuentedepárrafopredeter." style:family="text">
      <style:text-properties style:font-name-asian="MS Mincho" fo:language="es" fo:country="ES"/>
    </style:style>
    <style:style style:name="T199" style:parent-style-name="codigo" style:family="text">
      <style:text-properties style:font-name-asian="MS Mincho"/>
    </style:style>
    <style:style style:name="T200" style:parent-style-name="Fuentedepárrafopredeter." style:family="text">
      <style:text-properties style:font-name-asian="MS Mincho" fo:language="es" fo:country="ES"/>
    </style:style>
    <style:style style:name="T201" style:parent-style-name="Fuentedepárrafopredeter." style:family="text">
      <style:text-properties style:font-name-asian="MS Mincho" fo:language="es" fo:country="ES"/>
    </style:style>
    <style:style style:name="P202" style:parent-style-name="Normal" style:family="paragraph">
      <style:paragraph-properties fo:margin-left="0.25in">
        <style:tab-stops/>
      </style:paragraph-properties>
    </style:style>
    <style:style style:name="T203" style:parent-style-name="Fuentedepárrafopredeter." style:family="text">
      <style:text-properties fo:font-weight="bold" style:font-weight-asian="bold"/>
    </style:style>
    <style:style style:name="P204" style:parent-style-name="Normal" style:family="paragraph">
      <style:paragraph-properties fo:margin-left="0.25in">
        <style:tab-stops/>
      </style:paragraph-properties>
    </style:style>
    <style:style style:name="P205" style:parent-style-name="Normal" style:family="paragraph">
      <style:paragraph-properties fo:margin-left="0.25in">
        <style:tab-stops/>
      </style:paragraph-properties>
    </style:style>
    <style:style style:name="T206" style:parent-style-name="Fuentedepárrafopredeter." style:family="text">
      <style:text-properties fo:font-weight="bold" style:font-weight-asian="bold"/>
    </style:style>
    <style:style style:name="TableColumn208" style:family="table-column">
      <style:table-column-properties style:column-width="6.925in" style:use-optimal-column-width="false"/>
    </style:style>
    <style:style style:name="Table207" style:family="table">
      <style:table-properties style:width="6.925in" fo:margin-left="-0.0034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Liberation Mono" fo:font-size="9pt" style:font-size-asian="9pt" style:font-size-complex="9pt"/>
    </style:style>
    <style:style style:name="P212" style:parent-style-name="Standard" style:family="paragraph">
      <style:text-properties style:font-name="Liberation Mono" fo:font-size="9pt" style:font-size-asian="9pt" style:font-size-complex="9pt"/>
    </style:style>
    <style:style style:name="T213" style:parent-style-name="Fuentedepárrafopredeter." style:family="text">
      <style:text-properties style:font-name="Courier New" style:font-name-complex="Courier New" fo:font-size="10pt" style:font-size-asian="10pt" style:font-size-complex="10pt"/>
    </style:style>
    <style:style style:name="P21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15" style:parent-style-name="Listavistosa-Énfasis11" style:family="paragraph">
      <style:text-properties fo:language="es" fo:country="ES"/>
    </style:style>
    <style:style style:name="P216" style:parent-style-name="Heading" style:family="paragraph">
      <style:paragraph-properties>
        <style:tab-stops/>
      </style:paragraph-properties>
    </style:style>
    <style:style style:name="P217" style:parent-style-name="Listavistosa-Énfasis11" style:list-style-name="LFO18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18" style:parent-style-name="Normal" style:family="paragraph">
      <style:paragraph-properties fo:margin-left="1.5in">
        <style:tab-stops/>
      </style:paragraph-properties>
    </style:style>
    <style:style style:name="P219" style:parent-style-name="Normal" style:family="paragraph">
      <style:paragraph-properties fo:margin-left="0.2375in">
        <style:tab-stops/>
      </style:paragraph-properties>
    </style:style>
    <style:style style:name="T220" style:parent-style-name="Fuentedepárrafopredeter." style:family="text">
      <style:text-properties fo:font-size="10pt" style:font-size-asian="10pt" style:font-size-complex="10pt"/>
    </style:style>
    <style:style style:name="T221" style:parent-style-name="Fuentedepárrafopredeter." style:family="text">
      <style:text-properties fo:font-size="10pt" style:font-size-asian="10pt" style:font-size-complex="10pt"/>
    </style:style>
    <style:style style:name="T222" style:parent-style-name="Fuentedepárrafopredeter." style:family="text">
      <style:text-properties fo:font-size="10pt" style:font-size-asian="10pt" style:font-size-complex="10pt"/>
    </style:style>
    <style:style style:name="T223" style:parent-style-name="Fuentedepárrafopredeter." style:family="text">
      <style:text-properties fo:color="#FF0000" fo:font-size="10pt" style:font-size-asian="10pt" style:font-size-complex="10pt"/>
    </style:style>
    <style:style style:name="T224" style:parent-style-name="Fuentedepárrafopredeter." style:family="text">
      <style:text-properties fo:font-size="10pt" style:font-size-asian="10pt" style:font-size-complex="10pt"/>
    </style:style>
    <style:style style:name="T225" style:parent-style-name="Fuentedepárrafopredeter." style:family="text">
      <style:text-properties fo:font-size="10pt" style:font-size-asian="10pt" style:font-size-complex="10pt"/>
    </style:style>
    <style:style style:name="P226" style:parent-style-name="Normal" style:family="paragraph">
      <style:paragraph-properties fo:margin-left="0.2375in">
        <style:tab-stops/>
      </style:paragraph-properties>
      <style:text-properties fo:font-size="10pt" style:font-size-asian="10pt" style:font-size-complex="10pt"/>
    </style:style>
    <style:style style:name="P227" style:parent-style-name="Normal" style:family="paragraph">
      <style:paragraph-properties fo:margin-left="0.25in">
        <style:tab-stops/>
      </style:paragraph-properties>
    </style:style>
    <style:style style:name="T228" style:parent-style-name="Fuentedepárrafopredeter." style:family="text">
      <style:text-properties fo:font-weight="bold" style:font-weight-asian="bold"/>
    </style:style>
    <style:style style:name="TableColumn230" style:family="table-column">
      <style:table-column-properties style:column-width="6.9131in" style:use-optimal-column-width="false"/>
    </style:style>
    <style:style style:name="Table229" style:family="table">
      <style:table-properties style:width="6.9131in" fo:margin-left="-0.0034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34" style:parent-style-name="Normal" style:family="paragraph">
      <style:paragraph-properties fo:margin-left="0.2375in">
        <style:tab-stops/>
      </style:paragraph-properties>
      <style:text-properties fo:font-size="10pt" style:font-size-asian="10pt" style:font-size-complex="10pt"/>
    </style:style>
    <style:style style:name="P235" style:parent-style-name="Listavistosa-Énfasis11" style:list-style-name="LFO18" style:family="paragraph">
      <style:paragraph-properties fo:margin-left="0in" fo:text-indent="0in">
        <style:tab-stops/>
      </style:paragraph-properties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T238" style:parent-style-name="Fuentedepárrafopredeter." style:family="text">
      <style:text-properties style:font-name="Calibri, sans-serif" fo:language="es" fo:country="ES"/>
    </style:style>
    <style:style style:name="T239" style:parent-style-name="Fuentedepárrafopredeter." style:family="text">
      <style:text-properties style:font-name="Liberation Mono" fo:font-size="10pt" style:font-size-asian="10pt" fo:language="es" fo:country="ES"/>
    </style:style>
    <style:style style:name="T240" style:parent-style-name="Fuentedepárrafopredeter." style:family="text">
      <style:text-properties fo:language="es" fo:country="ES"/>
    </style:style>
    <style:style style:name="P241" style:parent-style-name="Listavistosa-Énfasis11" style:list-style-name="LFO19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42" style:parent-style-name="Listavistosa-Énfasis11" style:list-style-name="LFO19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43" style:parent-style-name="Listavistosa-Énfasis11" style:family="paragraph">
      <style:paragraph-properties fo:margin-left="0.25in">
        <style:tab-stops/>
      </style:paragraph-properties>
    </style:style>
    <style:style style:name="T244" style:parent-style-name="Fuentedepárrafopredeter." style:family="text">
      <style:text-properties fo:language="es" fo:country="ES"/>
    </style:style>
    <style:style style:name="T245" style:parent-style-name="Fuentedepárrafopredeter." style:family="text">
      <style:text-properties fo:font-weight="bold" style:font-weight-asian="bold" fo:language="es" fo:country="ES"/>
    </style:style>
    <style:style style:name="T246" style:parent-style-name="codigo" style:family="text">
      <style:text-properties fo:font-weight="bold" style:font-weight-asian="bold"/>
    </style:style>
    <style:style style:name="T247" style:parent-style-name="Fuentedepárrafopredeter." style:family="text">
      <style:text-properties fo:language="es" fo:country="ES"/>
    </style:style>
    <style:style style:name="P248" style:parent-style-name="Listavistosa-Énfasis11" style:list-style-name="LFO20" style:family="paragraph">
      <style:paragraph-properties fo:margin-top="0.0416in" fo:margin-left="0.4916in" fo:text-indent="0in">
        <style:tab-stops/>
      </style:paragraph-properties>
      <style:text-properties fo:language="es" fo:country="ES"/>
    </style:style>
    <style:style style:name="P249" style:parent-style-name="Listavistosa-Énfasis11" style:list-style-name="LFO20" style:family="paragraph">
      <style:paragraph-properties fo:margin-top="0.0416in" fo:margin-left="0.4916in" fo:text-indent="0in">
        <style:tab-stops/>
      </style:paragraph-properties>
      <style:text-properties fo:language="es" fo:country="ES"/>
    </style:style>
    <style:style style:name="P250" style:parent-style-name="Párrafodelista" style:family="paragraph">
      <style:paragraph-properties fo:margin-top="0.1666in" fo:margin-left="0.25in">
        <style:tab-stops/>
      </style:paragraph-properties>
      <style:text-properties style:font-name="Liberation Serif" fo:font-size="10pt" style:font-size-asian="10pt" style:font-size-complex="10pt" fo:language="es" fo:country="ES"/>
    </style:style>
    <style:style style:name="P25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52" style:parent-style-name="Normal" style:family="paragraph">
      <style:paragraph-properties fo:margin-left="0.25in">
        <style:tab-stops/>
      </style:paragraph-properties>
    </style:style>
    <style:style style:name="T253" style:parent-style-name="Fuentedepárrafopredeter." style:family="text">
      <style:text-properties fo:font-weight="bold" style:font-weight-asian="bold"/>
    </style:style>
    <style:style style:name="TableColumn255" style:family="table-column">
      <style:table-column-properties style:column-width="6.9131in" style:use-optimal-column-width="false"/>
    </style:style>
    <style:style style:name="Table254" style:family="table">
      <style:table-properties style:width="6.9131in" fo:margin-left="-0.0034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59" style:parent-style-name="Normal" style:family="paragraph">
      <style:paragraph-properties fo:margin-left="0.25in">
        <style:tab-stops/>
      </style:paragraph-properties>
    </style:style>
    <style:style style:name="T260" style:parent-style-name="Fuentedepárrafopredeter." style:family="text">
      <style:text-properties fo:font-weight="bold" style:font-weight-asian="bold"/>
    </style:style>
    <style:style style:name="T261" style:parent-style-name="Fuentedepárrafopredeter." style:family="text">
      <style:text-properties fo:font-weight="bold" style:font-weight-asian="bold"/>
    </style:style>
    <style:style style:name="TableColumn263" style:family="table-column">
      <style:table-column-properties style:column-width="6.9368in" style:use-optimal-column-width="false"/>
    </style:style>
    <style:style style:name="Table262" style:family="table">
      <style:table-properties style:width="6.9368in" fo:margin-left="-0.0034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text-properties fo:font-weight="bold" style:font-weight-asian="bold"/>
    </style:style>
    <style:style style:name="P267" style:parent-style-name="Normal" style:family="paragraph">
      <style:paragraph-properties fo:margin-left="0.25in">
        <style:tab-stops/>
      </style:paragraph-properties>
    </style:style>
    <style:style style:name="T268" style:parent-style-name="Fuentedepárrafopredeter." style:family="text">
      <style:text-properties fo:font-weight="bold" style:font-weight-asian="bold"/>
    </style:style>
    <style:style style:name="P26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7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71" style:parent-style-name="Listavistosa-Énfasis11" style:family="paragraph">
      <style:paragraph-properties fo:margin-top="0.0416in"/>
      <style:text-properties fo:language="es" fo:country="ES"/>
    </style:style>
    <style:style style:name="P272" style:parent-style-name="Listavistosa-Énfasis11" style:list-style-name="LFO21" style:family="paragraph">
      <style:paragraph-properties fo:margin-top="0.0416in" fo:margin-left="0in" fo:text-indent="0in">
        <style:tab-stops/>
      </style:paragraph-properties>
    </style:style>
    <style:style style:name="T273" style:parent-style-name="Fuentedepárrafopredeter." style:family="text">
      <style:text-properties fo:language="es" fo:country="ES"/>
    </style:style>
    <style:style style:name="T274" style:parent-style-name="Fuentedepárrafopredeter." style:family="text">
      <style:text-properties fo:language="es" fo:country="ES"/>
    </style:style>
    <style:style style:name="T275" style:parent-style-name="Fuentedepárrafopredeter." style:family="text">
      <style:text-properties fo:language="es" fo:country="ES"/>
    </style:style>
    <style:style style:name="P276" style:parent-style-name="Listavistosa-Énfasis11" style:list-style-name="LFO22" style:family="paragraph">
      <style:paragraph-properties fo:margin-top="0.0416in" fo:margin-left="0in" fo:text-indent="0in">
        <style:tab-stops/>
      </style:paragraph-properties>
      <style:text-properties fo:language="es" fo:country="ES"/>
    </style:style>
    <style:style style:name="P277" style:parent-style-name="Listavistosa-Énfasis11" style:list-style-name="LFO22" style:family="paragraph">
      <style:paragraph-properties fo:margin-top="0.0416in" fo:margin-left="0in" fo:text-indent="0in">
        <style:tab-stops/>
      </style:paragraph-properties>
      <style:text-properties fo:language="es" fo:country="ES"/>
    </style:style>
    <style:style style:name="P278" style:parent-style-name="Normal" style:family="paragraph">
      <style:paragraph-properties fo:margin-left="0.25in">
        <style:tab-stops/>
      </style:paragraph-properties>
    </style:style>
    <style:style style:name="T279" style:parent-style-name="Fuentedepárrafopredeter." style:family="text">
      <style:text-properties fo:font-weight="bold" style:font-weight-asian="bold"/>
    </style:style>
    <style:style style:name="TableColumn281" style:family="table-column">
      <style:table-column-properties style:column-width="6.9013in" style:use-optimal-column-width="false"/>
    </style:style>
    <style:style style:name="Table280" style:family="table">
      <style:table-properties style:width="6.9013in" fo:margin-left="-0.0034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85" style:parent-style-name="Normal" style:family="paragraph">
      <style:paragraph-properties fo:margin-left="0.25in">
        <style:tab-stops/>
      </style:paragraph-properties>
    </style:style>
    <style:style style:name="T286" style:parent-style-name="Fuentedepárrafopredeter." style:family="text">
      <style:text-properties fo:font-weight="bold" style:font-weight-asian="bold"/>
    </style:style>
    <style:style style:name="P28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8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89" style:parent-style-name="Listavistosa-Énfasis11" style:family="paragraph">
      <style:paragraph-properties fo:margin-top="0.0416in"/>
      <style:text-properties fo:language="es" fo:country="ES"/>
    </style:style>
    <style:style style:name="P290" style:parent-style-name="Párrafodelista" style:list-style-name="LFO22" style:family="paragraph">
      <style:paragraph-properties fo:margin-left="0in" fo:text-indent="0in">
        <style:tab-stops/>
      </style:paragraph-properties>
    </style:style>
    <style:style style:name="T291" style:parent-style-name="Fuentedepárrafopredeter." style:family="text">
      <style:text-properties style:font-name="Liberation Serif" fo:language="es" fo:country="ES"/>
    </style:style>
    <style:style style:name="T292" style:parent-style-name="Fuentedepárrafopredeter." style:family="text">
      <style:text-properties style:font-name="Liberation Serif" fo:language="es" fo:country="ES"/>
    </style:style>
    <style:style style:name="T293" style:parent-style-name="Fuentedepárrafopredeter." style:family="text">
      <style:text-properties style:font-name="Liberation Serif" fo:language="es" fo:country="ES"/>
    </style:style>
    <style:style style:name="T294" style:parent-style-name="Fuentedepárrafopredeter." style:family="text">
      <style:text-properties style:font-name="Liberation Serif" fo:language="es" fo:country="ES"/>
    </style:style>
    <style:style style:name="P295" style:parent-style-name="Párrafodelista" style:family="paragraph">
      <style:paragraph-properties fo:margin-left="0in">
        <style:tab-stops/>
      </style:paragraph-properties>
      <style:text-properties style:font-name="Liberation Serif" fo:language="es" fo:country="ES"/>
    </style:style>
    <style:style style:name="P29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0" style:parent-style-name="Normal" style:family="paragraph">
      <style:paragraph-properties fo:margin-left="0.25in">
        <style:tab-stops/>
      </style:paragraph-properties>
    </style:style>
    <style:style style:name="T301" style:parent-style-name="Fuentedepárrafopredeter." style:family="text">
      <style:text-properties fo:font-weight="bold" style:font-weight-asian="bold"/>
    </style:style>
    <style:style style:name="TableColumn303" style:family="table-column">
      <style:table-column-properties style:column-width="7.0291in" style:use-optimal-column-width="false"/>
    </style:style>
    <style:style style:name="Table302" style:family="table">
      <style:table-properties style:width="7.0291in" fo:margin-left="-0.0819in" table:align="left"/>
    </style:style>
    <style:style style:name="TableRow304" style:family="table-row">
      <style:table-row-properties style:min-row-height="0.3861in" style:use-optimal-row-height="fals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8" style:parent-style-name="ParrafoNegro" style:family="paragraph">
      <style:paragraph-properties fo:margin-left="0in">
        <style:tab-stops/>
      </style:paragraph-properties>
    </style:style>
    <style:style style:name="T309" style:parent-style-name="Fuentedepárrafopredeter." style:family="text">
      <style:text-properties fo:language="es" fo:country="ES"/>
    </style:style>
    <style:style style:name="T310" style:parent-style-name="Fuentedepárrafopredeter." style:family="text">
      <style:text-properties fo:font-size="11pt" style:font-size-asian="11pt" fo:language="es" fo:country="ES"/>
    </style:style>
    <style:style style:name="T311" style:parent-style-name="Fuentedepárrafopredeter." style:family="text">
      <style:text-properties fo:font-size="11pt" style:font-size-asian="11pt" fo:language="es" fo:country="ES"/>
    </style:style>
    <style:style style:name="P312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3" style:parent-style-name="Normal" style:family="paragraph">
      <style:paragraph-properties fo:margin-left="0.25in">
        <style:tab-stops/>
      </style:paragraph-properties>
    </style:style>
    <style:style style:name="T314" style:parent-style-name="Fuentedepárrafopredeter." style:family="text">
      <style:text-properties fo:font-weight="bold" style:font-weight-asian="bold"/>
    </style:style>
    <style:style style:name="P315" style:parent-style-name="Normal" style:family="paragraph">
      <style:paragraph-properties fo:margin-left="0.25in">
        <style:tab-stops/>
      </style:paragraph-properties>
    </style:style>
    <style:style style:name="T316" style:parent-style-name="Fuentedepárrafopredeter." style:family="text">
      <style:text-properties style:language-asian="es" style:country-asian="ES"/>
    </style:style>
    <style:style style:name="TableColumn318" style:family="table-column">
      <style:table-column-properties style:column-width="7.0875in" style:use-optimal-column-width="false"/>
    </style:style>
    <style:style style:name="Table317" style:family="table">
      <style:table-properties style:width="7.0875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start"/>
    </style:style>
    <style:style style:name="T322" style:parent-style-name="Fuentedepárrafopredeter." style:family="text">
      <style:text-properties fo:font-weight="bold" style:font-weight-asian="bold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TableColumn326" style:family="table-column">
      <style:table-column-properties style:column-width="0.8861in" style:use-optimal-column-width="false"/>
    </style:style>
    <style:style style:name="TableColumn327" style:family="table-column">
      <style:table-column-properties style:column-width="0.5909in" style:use-optimal-column-width="false"/>
    </style:style>
    <style:style style:name="TableColumn328" style:family="table-column">
      <style:table-column-properties style:column-width="0.4916in" style:use-optimal-column-width="false"/>
    </style:style>
    <style:style style:name="TableColumn329" style:family="table-column">
      <style:table-column-properties style:column-width="0.4923in" style:use-optimal-column-width="false"/>
    </style:style>
    <style:style style:name="TableColumn330" style:family="table-column">
      <style:table-column-properties style:column-width="0.5909in" style:use-optimal-column-width="false"/>
    </style:style>
    <style:style style:name="TableColumn331" style:family="table-column">
      <style:table-column-properties style:column-width="0.4916in" style:use-optimal-column-width="false"/>
    </style:style>
    <style:style style:name="TableColumn332" style:family="table-column">
      <style:table-column-properties style:column-width="0.4923in" style:use-optimal-column-width="false"/>
    </style:style>
    <style:style style:name="TableColumn333" style:family="table-column">
      <style:table-column-properties style:column-width="0.4923in" style:use-optimal-column-width="false"/>
    </style:style>
    <style:style style:name="TableColumn334" style:family="table-column">
      <style:table-column-properties style:column-width="0.4923in" style:use-optimal-column-width="false"/>
    </style:style>
    <style:style style:name="TableColumn335" style:family="table-column">
      <style:table-column-properties style:column-width="0.4916in" style:use-optimal-column-width="false"/>
    </style:style>
    <style:style style:name="TableColumn336" style:family="table-column">
      <style:table-column-properties style:column-width="0.4923in" style:use-optimal-column-width="false"/>
    </style:style>
    <style:style style:name="TableColumn337" style:family="table-column">
      <style:table-column-properties style:column-width="0.4923in" style:use-optimal-column-width="false"/>
    </style:style>
    <style:style style:name="TableColumn338" style:family="table-column">
      <style:table-column-properties style:column-width="0.5111in" style:use-optimal-column-width="false"/>
    </style:style>
    <style:style style:name="Table325" style:family="table">
      <style:table-properties style:width="7.0083in" fo:margin-left="0in" table:align="left"/>
    </style:style>
    <style:style style:name="TableRow339" style:family="table-row">
      <style:table-row-properties style:min-row-height="0.2083in" style:use-optimal-row-height="false"/>
    </style:style>
    <style:style style:name="TableCell340" style:family="table-cell">
      <style:table-cell-properties fo:border-top="0.0138in solid #000000" fo:border-left="none" fo:border-bottom="0.0069in solid #FFFFFF" fo:border-right="0.0069in solid #000000" style:writing-mode="lr-tb" style:vertical-align="middle" fo:padding-top="0in" fo:padding-left="0.075in" fo:padding-bottom="0in" fo:padding-right="0.075in" fo:wrap-option="no-wrap"/>
    </style:style>
    <style:style style:name="P34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42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3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44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45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46" style:family="table-cell">
      <style:table-cell-properties fo:border-top="0.0138in solid #000000" fo:border-left="0.0069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34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Row348" style:family="table-row">
      <style:table-row-properties style:min-row-height="0.2083in" style:use-optimal-row-height="false"/>
    </style:style>
    <style:style style:name="TableCell349" style:family="table-cell">
      <style:table-cell-properties fo:border-top="0.0069in solid #FFFFFF" fo:border-left="none" fo:border-bottom="0.0138in solid #000000" fo:border-right="0.0069in solid #000000" style:writing-mode="lr-tb" style:vertical-align="middle" fo:padding-top="0in" fo:padding-left="0in" fo:padding-bottom="0in" fo:padding-right="0in" fo:wrap-option="no-wrap"/>
    </style:style>
    <style:style style:name="P350" style:parent-style-name="Normal" style:family="paragraph">
      <style:paragraph-properties fo:widows="2" fo:orphans="2" style:vertical-align="auto"/>
      <style:text-properties fo:font-weight="bold" style:font-weight-asian="bold" style:font-weight-complex="bold" fo:hyphenate="true"/>
    </style:style>
    <style:style style:name="TableCell351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53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widows="2" fo:orphans="2" fo:text-align="center" style:vertical-align="auto"/>
      <style:text-properties fo:hyphenate="true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356" style:parent-style-name="Fuentedepárrafopredeter." style:family="text">
      <style:text-properties fo:font-weight="bold" style:font-weight-asian="bold" style:font-weight-complex="bold"/>
    </style:style>
    <style:style style:name="TableCell357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58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59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60" style:parent-style-name="Normal" style:family="paragraph">
      <style:paragraph-properties fo:widows="2" fo:orphans="2" fo:text-align="center" style:vertical-align="auto"/>
      <style:text-properties fo:hyphenate="true"/>
    </style:style>
    <style:style style:name="T361" style:parent-style-name="Fuentedepárrafopredeter." style:family="text">
      <style:text-properties fo:font-weight="bold" style:font-weight-asian="bold" style:font-weight-complex="bold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name="TableCell363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64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65" style:family="table-cell">
      <style:table-cell-properties fo:border-top="0.0138in solid #000000" fo:border-left="0.0069in solid #A6A6A6" fo:border-bottom="0.0138in solid #000000" fo:border-right="none" style:writing-mode="lr-tb" style:vertical-align="middle" fo:padding-top="0in" fo:padding-left="0in" fo:padding-bottom="0in" fo:padding-right="0in"/>
    </style:style>
    <style:style style:name="P366" style:parent-style-name="Normal" style:family="paragraph">
      <style:paragraph-properties fo:widows="2" fo:orphans="2" fo:text-align="center" style:vertical-align="auto"/>
      <style:text-properties fo:hyphenate="true"/>
    </style:style>
    <style:style style:name="T367" style:parent-style-name="Fuentedepárrafopredeter." style:family="text">
      <style:text-properties fo:font-weight="bold" style:font-weight-asian="bold" style:font-weight-complex="bold"/>
    </style:style>
    <style:style style:name="T368" style:parent-style-name="Fuentedepárrafopredeter." style:family="text">
      <style:text-properties fo:font-weight="bold" style:font-weight-asian="bold" style:font-weight-complex="bold"/>
    </style:style>
    <style:style style:name="TableRow369" style:family="table-row">
      <style:table-row-properties style:min-row-height="0.3437in" style:use-optimal-row-height="false"/>
    </style:style>
    <style:style style:name="TableCell370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in" fo:padding-bottom="0in" fo:padding-right="0in" fo:wrap-option="no-wrap"/>
    </style:style>
    <style:style style:name="P37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72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75in" fo:padding-bottom="0in" fo:padding-right="0.075in" fo:wrap-option="no-wrap"/>
    </style:style>
    <style:style style:name="P373" style:parent-style-name="Normal" style:family="paragraph">
      <style:paragraph-properties fo:widows="2" fo:orphans="2" fo:text-align="center" style:vertical-align="auto"/>
      <style:text-properties fo:hyphenate="true"/>
    </style:style>
    <style:style style:name="T374" style:parent-style-name="Fuentedepárrafopredeter." style:family="text">
      <style:text-properties fo:font-weight="bold" style:font-weight-asian="bold" style:font-weight-complex="bold"/>
    </style:style>
    <style:style style:name="TableCell375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76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77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75in" fo:padding-bottom="0in" fo:padding-right="0.075in" fo:wrap-option="no-wrap"/>
    </style:style>
    <style:style style:name="P378" style:parent-style-name="Normal" style:family="paragraph">
      <style:paragraph-properties fo:widows="2" fo:orphans="2" fo:text-align="center" style:vertical-align="auto"/>
      <style:text-properties fo:hyphenate="true"/>
    </style:style>
    <style:style style:name="T379" style:parent-style-name="Fuentedepárrafopredeter." style:family="text">
      <style:text-properties fo:font-weight="bold" style:font-weight-asian="bold" style:font-weight-complex="bold"/>
    </style:style>
    <style:style style:name="TableCell380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8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82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83" style:parent-style-name="Normal" style:family="paragraph">
      <style:paragraph-properties fo:widows="2" fo:orphans="2" fo:text-align="center" style:vertical-align="auto"/>
      <style:text-properties fo:hyphenate="true"/>
    </style:style>
    <style:style style:name="T384" style:parent-style-name="Fuentedepárrafopredeter." style:family="text">
      <style:text-properties fo:font-weight="bold" style:font-weight-asian="bold" style:font-weight-complex="bold"/>
    </style:style>
    <style:style style:name="TableCell385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86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87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88" style:parent-style-name="Normal" style:family="paragraph">
      <style:paragraph-properties fo:widows="2" fo:orphans="2" fo:text-align="center" style:vertical-align="auto"/>
      <style:text-properties fo:hyphenate="true"/>
    </style:style>
    <style:style style:name="T389" style:parent-style-name="Fuentedepárrafopredeter." style:family="text">
      <style:text-properties fo:font-weight="bold" style:font-weight-asian="bold" style:font-weight-complex="bold"/>
    </style:style>
    <style:style style:name="TableCell390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9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92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3" style:parent-style-name="Normal" style:family="paragraph">
      <style:paragraph-properties fo:widows="2" fo:orphans="2" fo:text-align="center" style:vertical-align="auto"/>
      <style:text-properties fo:hyphenate="true"/>
    </style:style>
    <style:style style:name="T394" style:parent-style-name="Fuentedepárrafopredeter." style:family="text">
      <style:text-properties fo:font-weight="bold" style:font-weight-asian="bold" style:font-weight-complex="bold"/>
    </style:style>
    <style:style style:name="TableCell395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6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97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8" style:parent-style-name="Normal" style:family="paragraph">
      <style:paragraph-properties fo:widows="2" fo:orphans="2" fo:text-align="center" style:vertical-align="auto"/>
      <style:text-properties fo:hyphenate="true"/>
    </style:style>
    <style:style style:name="T399" style:parent-style-name="Fuentedepárrafopredeter." style:family="text">
      <style:text-properties fo:font-weight="bold" style:font-weight-asian="bold" style:font-weight-complex="bold"/>
    </style:style>
    <style:style style:name="TableCell400" style:family="table-cell">
      <style:table-cell-properties fo:border-top="0.0138in solid #000000" fo:border-left="0.0069in solid #A6A6A6" fo:border-bottom="0.0138in solid #000000" fo:border-right="none" style:writing-mode="lr-tb" style:vertical-align="middle" fo:padding-top="0in" fo:padding-left="0.0069in" fo:padding-bottom="0in" fo:padding-right="0.0069in"/>
    </style:style>
    <style:style style:name="P40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Row402" style:family="table-row">
      <style:table-row-properties style:min-row-height="0.2083in" style:use-optimal-row-height="false"/>
    </style:style>
    <style:style style:name="TableCell403" style:family="table-cell">
      <style:table-cell-properties fo:border-top="none" fo:border-left="none" fo:border-bottom="none" fo:border-right="0.0069in solid #000000" fo:background-color="#C0C0C0" style:writing-mode="lr-tb" fo:padding-top="0in" fo:padding-left="0in" fo:padding-bottom="0in" fo:padding-right="0.0395in" fo:wrap-option="no-wrap"/>
    </style:style>
    <style:style style:name="P404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05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75in" fo:padding-bottom="0in" fo:padding-right="0.075in" fo:wrap-option="no-wrap"/>
    </style:style>
    <style:style style:name="P4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07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09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75in" fo:padding-bottom="0in" fo:padding-right="0.075in" fo:wrap-option="no-wrap"/>
    </style:style>
    <style:style style:name="P4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1" style:family="table-cell">
      <style:table-cell-properties fo:border-top="none" fo:border-left="0.0069in solid #A6A6A6" fo:border-bottom="none" fo:border-right="0.0069in solid #000000" fo:background-color="#C0C0C0" style:writing-mode="lr-tb" style:vertical-align="middle" fo:padding-top="0in" fo:padding-left="0.075in" fo:padding-bottom="0in" fo:padding-right="0.075in" fo:wrap-option="no-wrap"/>
    </style:style>
    <style:style style:name="P4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3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5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7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9" style:family="table-cell">
      <style:table-cell-properties fo:border-top="none" fo:border-left="0.0069in solid #A6A6A6" fo:border-bottom="none" fo:border-right="0.0069in solid #000000" fo:background-color="#C0C0C0" style:writing-mode="lr-tb" style:vertical-align="middle" fo:padding-top="0in" fo:padding-left="0.0069in" fo:padding-bottom="0in" fo:padding-right="0.0069in"/>
    </style:style>
    <style:style style:name="P4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1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3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5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7" style:family="table-cell">
      <style:table-cell-properties fo:border-top="none" fo:border-left="0.0069in solid #A6A6A6" fo:border-bottom="none" fo:border-right="none" fo:background-color="#C0C0C0" style:writing-mode="lr-tb" style:vertical-align="middle" fo:padding-top="0in" fo:padding-left="0.0069in" fo:padding-bottom="0in" fo:padding-right="0.0069in"/>
    </style:style>
    <style:style style:name="P42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29" style:family="table-row">
      <style:table-row-properties style:min-row-height="0.2083in" style:use-optimal-row-height="false"/>
    </style:style>
    <style:style style:name="TableCell430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431" style:parent-style-name="Normal" style:family="paragraph">
      <style:paragraph-properties fo:text-align="start" style:vertical-align="auto"/>
    </style:style>
    <style:style style:name="T432" style:parent-style-name="Fuentedepárrafopredeter." style:family="text">
      <style:text-properties fo:font-weight="bold" style:font-weight-asian="bold"/>
    </style:style>
    <style:style style:name="TableCell433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43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3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3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37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43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39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44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1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44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4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4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7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44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9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5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57" style:family="table-row">
      <style:table-row-properties style:min-row-height="0.2083in" style:use-optimal-row-height="false"/>
    </style:style>
    <style:style style:name="TableCell458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459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6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46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46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46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46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7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47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2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84" style:family="table-row">
      <style:table-row-properties style:min-row-height="0.2083in" style:use-optimal-row-height="false"/>
    </style:style>
    <style:style style:name="TableCell485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486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87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48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9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1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49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3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49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5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1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3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0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9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5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513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1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1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1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1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1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1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52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2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52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3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3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6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5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38" style:family="table-row">
      <style:table-row-properties style:min-row-height="0.2083in" style:use-optimal-row-height="false"/>
    </style:style>
    <style:style style:name="TableCell539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540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41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54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5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54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7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54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9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5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5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5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7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3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65" style:family="table-row">
      <style:table-row-properties style:min-row-height="0.2083in" style:use-optimal-row-height="false"/>
    </style:style>
    <style:style style:name="TableCell566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567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6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6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7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7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57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8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5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0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92" style:family="table-row">
      <style:table-row-properties style:min-row-height="0.2083in" style:use-optimal-row-height="false"/>
    </style:style>
    <style:style style:name="TableCell593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594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95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59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9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9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60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1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60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3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0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9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6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1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7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19" style:family="table-row">
      <style:table-row-properties style:min-row-height="0.2416in" style:use-optimal-row-height="false"/>
    </style:style>
    <style:style style:name="TableCell620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621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2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2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2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2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2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2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2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62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3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4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6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46" style:family="table-row">
      <style:table-row-properties style:min-row-height="0.2083in" style:use-optimal-row-height="false"/>
    </style:style>
    <style:style style:name="TableCell647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648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49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65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3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65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5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6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7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3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6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5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1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6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73" style:family="table-row">
      <style:table-row-properties style:min-row-height="0.2083in" style:use-optimal-row-height="false"/>
    </style:style>
    <style:style style:name="TableCell674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675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7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7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7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8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6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9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9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8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69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00" style:family="table-row">
      <style:table-row-properties style:min-row-height="0.2083in" style:use-optimal-row-height="false"/>
    </style:style>
    <style:style style:name="TableCell701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702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03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70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7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7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9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7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1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7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7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9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7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5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27" style:family="table-row">
      <style:table-row-properties style:min-row-height="0.2083in" style:use-optimal-row-height="false"/>
    </style:style>
    <style:style style:name="TableCell728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729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3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3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3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3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7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7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2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54" style:family="table-row">
      <style:table-row-properties style:min-row-height="0.2083in" style:use-optimal-row-height="false"/>
    </style:style>
    <style:style style:name="TableCell755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756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57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7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7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3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7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5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7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1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7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3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77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7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7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9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81" style:family="table-row">
      <style:table-row-properties style:min-row-height="0.2083in" style:use-optimal-row-height="false"/>
    </style:style>
    <style:style style:name="TableCell782" style:family="table-cell">
      <style:table-cell-properties fo:border-top="none" fo:border-left="none" fo:border-bottom="none" fo:border-right="0.0069in solid #000000" fo:background-color="#BFBFBF" style:writing-mode="lr-tb" style:vertical-align="bottom" fo:padding-top="0in" fo:padding-left="0in" fo:padding-bottom="0in" fo:padding-right="0.0395in" fo:wrap-option="no-wrap"/>
    </style:style>
    <style:style style:name="P783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84" style:family="table-cell">
      <style:table-cell-properties fo:border-top="none" fo:border-left="0.0069in solid #000000" fo:border-bottom="none" fo:border-right="0.0069in solid #A6A6A6" fo:background-color="#BFBFBF" style:writing-mode="lr-tb" fo:padding-top="0in" fo:padding-left="0.075in" fo:padding-bottom="0in" fo:padding-right="0.075in" fo:wrap-option="no-wrap"/>
    </style:style>
    <style:style style:name="P7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8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7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9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79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6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80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08" style:family="table-row">
      <style:table-row-properties style:min-row-height="0.2083in" style:use-optimal-row-height="false"/>
    </style:style>
    <style:style style:name="TableCell809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810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811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7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8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9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5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8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7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2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3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3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3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83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35" style:family="table-row">
      <style:table-row-properties style:min-row-height="0.2083in" style:use-optimal-row-height="false"/>
    </style:style>
    <style:style style:name="TableCell836" style:family="table-cell">
      <style:table-cell-properties fo:border-top="none" fo:border-left="none" fo:border-bottom="none" fo:border-right="0.0069in solid #000000" fo:background-color="#BFBFBF" style:writing-mode="lr-tb" style:vertical-align="bottom" fo:padding-top="0in" fo:padding-left="0in" fo:padding-bottom="0in" fo:padding-right="0.0395in" fo:wrap-option="no-wrap"/>
    </style:style>
    <style:style style:name="P837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838" style:family="table-cell">
      <style:table-cell-properties fo:border-top="none" fo:border-left="0.0069in solid #000000" fo:border-bottom="none" fo:border-right="0.0069in solid #A6A6A6" fo:background-color="#BFBFBF" style:writing-mode="lr-tb" fo:padding-top="0in" fo:padding-left="0.075in" fo:padding-bottom="0in" fo:padding-right="0.075in" fo:wrap-option="no-wrap"/>
    </style:style>
    <style:style style:name="P8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8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8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4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4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5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5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0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86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62" style:family="table-row">
      <style:table-row-properties style:min-row-height="0.2083in" style:use-optimal-row-height="false"/>
    </style:style>
    <style:style style:name="TableCell863" style:family="table-cell">
      <style:table-cell-properties fo:border-top="none" fo:border-left="none" fo:border-bottom="none" fo:border-right="0.0069in solid #000000" style:writing-mode="lr-tb" fo:padding-top="0in" fo:padding-left="0in" fo:padding-bottom="0in" fo:padding-right="0.0395in" fo:wrap-option="no-wrap"/>
    </style:style>
    <style:style style:name="P864" style:parent-style-name="Normal" style:family="paragraph">
      <style:paragraph-properties fo:widows="2" fo:orphans="2" fo:text-align="start" style:vertical-align="auto"/>
      <style:text-properties fo:font-weight="bold" style:font-weight-asian="bold" style:font-weight-complex="bold" fo:hyphenate="true"/>
    </style:style>
    <style:style style:name="TableCell865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1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8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3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7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7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7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9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1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8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8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7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888" style:parent-style-name="Normal" style:family="paragraph">
      <style:paragraph-properties fo:widows="2" fo:orphans="2" fo:text-align="start" style:vertical-align="auto"/>
      <style:text-properties fo:hyphenate="true"/>
    </style:style>
    <style:style style:name="P889" style:parent-style-name="Normal" style:family="paragraph">
      <style:paragraph-properties fo:text-align="start" style:vertical-align="auto"/>
      <style:text-properties fo:hyphenate="true"/>
    </style:style>
    <style:style style:name="P890" style:parent-style-name="Normal" style:family="paragraph">
      <style:paragraph-properties fo:widows="2" fo:orphans="2" fo:margin-top="0.0833in" fo:text-indent="0.25in"/>
      <style:text-properties fo:font-weight="bold" style:font-weight-asian="bold"/>
    </style:style>
    <style:style style:name="P891" style:parent-style-name="Normal" style:family="paragraph">
      <style:paragraph-properties fo:widows="2" fo:orphans="2" fo:margin-top="0.0833in" fo:text-indent="0.25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92" style:parent-style-name="Normal" style:family="paragraph">
      <style:paragraph-properties fo:widows="2" fo:orphans="2" fo:margin-top="0.0833in" fo:text-indent="0.25in"/>
    </style:style>
    <style:style style:name="T893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middle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ai2º curso / 2º cuatr.</text:p>
            <text:p text:style-name="P20"><text:span text:style-name="T21">Grado Ing. Inform.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>Arquitectura de Computadores (AC)</text:p>
            <text:p text:style-name="P26">Cuaderno de prácticas.</text:p>
            <text:p text:style-name="P27"><text:span text:style-name="T28">Bloque Práctico 2.</text:span><text:s/><text:span text:style-name="T29">Programación paralela II: Cláusulas OpenMP</text:span></text:p>
            <text:p text:style-name="P30">Estudiante (nombre y<text:s/>apellidos):</text:p>
            <text:p text:style-name="P31">Grupo de prácticas y profesor de prácticas:</text:p>
            <text:p text:style-name="P32">Fecha de entrega:</text:p>
            <text:p text:style-name="P33"><text:span text:style-name="T34">Fecha evaluación en clase:</text:span></text:p>
          </table:table-cell>
        </table:table-row>
      </table:table>
      <text:p text:style-name="P35"><text:s/></text:p>
      <text:p text:style-name="P36"><text:span text:style-name="T37">Antes de comenzar a realizar el trabajo de este cuaderno consultar el fichero con los normas de prácticas que se encuentra en SWAD</text:span></text:p>
      <text:p text:style-name="P38"/>
      <text:p text:style-name="P39"><text:span text:style-name="T40">Ejercicios basados<text:s/></text:span><text:span text:style-name="T41">en los ejemplos del seminario práctico</text:span></text:p>
      <text:list text:style-name="LFO18" text:continue-numbering="true">
        <text:list-item>
          <text:p text:style-name="P42"><text:span text:style-name="T43">(a)<text:s/></text:span><text:span text:style-name="T44">Añadir la cláusula<text:s/></text:span><text:span text:style-name="codigo">default(none)<text:s/></text:span><text:span text:style-name="T45">a la directiva<text:s/></text:span><text:span text:style-name="codigo">parallel</text:span><text:span text:style-name="T46"><text:s/>del ejemplo del seminario<text:s/></text:span><text:span text:style-name="codigo">shared-clause.c</text:span><text:span text:style-name="T47">? ¿Qué ocurre? <text:s/></text:span><text:span text:style-name="T48">¿A qué se debe?</text:span><text:span text:style-name="T49"><text:s/></text:span><text:span text:style-name="T50">(b)</text:span><text:span text:style-name="T51"><text:s/>Resolver el problema generado sin eliminar<text:s/></text:span><text:span text:style-name="codigo">default(none)</text:span><text:span text:style-name="T52">. Incorporar el código<text:s/></text:span><text:span text:style-name="T53">con la modificación al cuaderno de prácticas.<text:s/></text:span><text:span text:style-name="T54">(Añadir capturas de pantalla que muestren lo que ocurre)</text:span></text:p>
        </text:list-item>
      </text:list>
      <text:p text:style-name="P55"><text:span text:style-name="T56">RESPUESTA</text:span>:</text:p>
      <text:p text:style-name="P57"/>
      <text:p text:style-name="P58"><text:span text:style-name="T59">CAPTURA CÓDIGO FUENTE</text:span>:<text:s/><text:span text:style-name="codigo">shared-clauseModificado.c</text:span></text:p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CodigoListado"/>
            <text:p text:style-name="CodigoListado"/>
          </table:table-cell>
        </table:table-row>
      </table:table>
      <text:p text:style-name="P64">CAPTURAS DE PANTALLA:</text:p>
      <text:p text:style-name="P65"/>
      <text:list text:style-name="LFO18" text:continue-numbering="true">
        <text:list-item>
          <text:p text:style-name="P66"><text:span text:style-name="T67">(a)</text:span><text:span text:style-name="T68"><text:s text:c="2"/>Añadir a lo necesario a<text:s/></text:span><text:span text:style-name="codigo">private-clause.c<text:s/></text:span><text:span text:style-name="T69">para que imprima<text:s/></text:span><text:span text:style-name="T70">suma fuera de la región<text:s/></text:span><text:span text:style-name="codigo">parallel</text:span><text:span text:style-name="T71">. Inicializar<text:s/></text:span><text:span text:style-name="codigo">suma</text:span><text:span text:style-name="T72"><text:s/></text:span><text:span text:style-name="T73">dentro del<text:s/></text:span><text:span text:style-name="codigo">parallel</text:span><text:span text:style-name="T74"><text:s/>a un valor distinto de 0. Ejecutar varias veces el código ¿Qué imprime el código fuera del<text:s/></text:span><text:span text:style-name="codigo">parallel</text:span><text:span text:style-name="T75">? (mostrar lo que ocurre con una captura de<text:s/></text:span><text:span text:style-name="T76">pantalla</text:span><text:span text:style-name="T77">)<text:s/></text:span><text:span text:style-name="T78">Razonar respuesta.</text:span><text:span text:style-name="T79"><text:s/></text:span><text:span text:style-name="T80">(b)<text:s/></text:span><text:span text:style-name="T81">Modificar</text:span><text:span text:style-name="T82"><text:s/>el código del apartado (a) para que se inicialice<text:s/></text:span><text:span text:style-name="codigo">suma</text:span><text:span text:style-name="T83"><text:s/>fuera del<text:s/></text:span><text:span text:style-name="codigo">parallel</text:span><text:span text:style-name="T84"><text:s/>en lugar de dentro ¿Qué ocurre? Comparar todo lo que imprime el código ahora con la salida en (a)<text:s/></text:span><text:span text:style-name="T85">(mostrar la salida con una captura de pantalla) <text:s/></text:span><text:span text:style-name="T86">Razonar respuesta.</text:span></text:p>
        </text:list-item>
      </text:list>
      <text:p text:style-name="P87"><text:span text:style-name="T88">(a) RESPUESTA</text:span>:</text:p>
      <text:p text:style-name="P89"/>
      <text:p text:style-name="P90"><text:span text:style-name="T91">CAPTURA CÓDIGO FUENTE</text:span>:<text:s/><text:span text:style-name="codigo">private-clauseModificado_a.c</text:span>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CodigoListado"/>
          </table:table-cell>
        </table:table-row>
      </table:table>
      <text:p text:style-name="P96">CAPTURAS DE PANTALLA:</text:p>
      <text:p text:style-name="P97"><text:span text:style-name="T98">(b) RESPUESTA</text:span>:</text:p>
      <text:p text:style-name="P99"/>
      <text:p text:style-name="P100"><text:span text:style-name="T101">CAPTURA CÓDIGO FUENTE</text:span>:<text:s/><text:span text:style-name="codigo">private-clauseModificado_b.c</text:span>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CodigoListado"/>
          </table:table-cell>
        </table:table-row>
      </table:table>
      <text:p text:style-name="P106">CAPTURAS DE PANTALLA:</text:p>
      <text:p text:style-name="P107"/>
      <text:p text:style-name="P108"/>
      <text:list text:style-name="LFO18" text:continue-numbering="true">
        <text:list-item>
          <text:p text:style-name="P109"><text:span text:style-name="T110">(a)<text:s/></text:span><text:span text:style-name="T111">Eliminar la cláusula <text:s/></text:span><text:span text:style-name="codigo">private(suma)</text:span><text:span text:style-name="T112"><text:s/>en<text:s/></text:span><text:span text:style-name="codigo">private-clause.c</text:span><text:span text:style-name="T113">. Ejecutar el código<text:s/></text:span><text:span text:style-name="T114">resultante. ¿Qué ocurre?<text:s/></text:span><text:span text:style-name="T115">(b)<text:s/></text:span><text:span text:style-name="T116">¿A qué es debido?<text:s/></text:span></text:p>
        </text:list-item>
      </text:list>
      <text:p text:style-name="P117"><text:span text:style-name="T118">RESPUESTA</text:span>:</text:p>
      <text:p text:style-name="P119"/>
      <text:p text:style-name="P120"><text:span text:style-name="T121">CAPTURA CÓDIGO FUENTE</text:span>:<text:s/><text:span text:style-name="codigo">private-clauseModificado3.c</text:span>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CodigoListado"/>
          </table:table-cell>
        </table:table-row>
      </table:table>
      <text:p text:style-name="P126">CAPTURAS DE PANTALLA:</text:p>
      <text:p text:style-name="P127"/>
      <text:soft-page-break/>
      <text:list text:style-name="LFO18" text:continue-numbering="true">
        <text:list-item>
          <text:p text:style-name="P128"><text:span text:style-name="T129">En la ejecución de<text:s/></text:span><text:span text:style-name="codigo">firstlastprivate.c</text:span><text:span text:style-name="T130"><text:s/>de la pag. 21 del seminario se imprime un 6 fuera de la región<text:s/></text:span><text:span text:style-name="codigo">parallel</text:span><text:span text:style-name="T131">.<text:s/></text:span><text:span text:style-name="T132">(a)<text:s/></text:span><text:span text:style-name="T133">Cambiar el tamaño del vector a 10. Razonar lo que imprime el código en su PC con esta modificación.<text:s/></text:span><text:span text:style-name="T134">(añadir capturas de pantalla que muestren lo que ocurre)</text:span><text:span text:style-name="T135">.</text:span><text:span text:style-name="T136"><text:s/>(b)<text:s/></text:span><text:span text:style-name="T137">Sin cambiar el tamaño del vector ¿podría imprimir el código otro valor? Razonar respuesta<text:s/></text:span><text:span text:style-name="T138">(aña</text:span><text:span text:style-name="T139">dir capturas de pantalla que muestren lo que ocurre)</text:span><text:span text:style-name="T140">.</text:span></text:p>
        </text:list-item>
      </text:list>
      <text:p text:style-name="P141"><text:span text:style-name="T142">(a) RESPUESTA</text:span>:</text:p>
      <text:p text:style-name="P143"/>
      <text:p text:style-name="P144">CAPTURAS DE PANTALLA:</text:p>
      <text:p text:style-name="P145"/>
      <text:p text:style-name="P146"><text:span text:style-name="T147">(b) RESPUESTA</text:span>:</text:p>
      <text:p text:style-name="P148"/>
      <text:p text:style-name="P149">CAPTURAS DE PANTALLA:</text:p>
      <text:p text:style-name="P150"/>
      <text:p text:style-name="P151"/>
      <text:list text:style-name="LFO18" text:continue-numbering="true">
        <text:list-item>
          <text:p text:style-name="P152"><text:span text:style-name="T153">(a)<text:s/></text:span><text:span text:style-name="T154">¿Qué se observa <text:s/>en los resultados de ejecución de<text:s/></text:span><text:span text:style-name="codigo">copyprivate-clause.c</text:span><text:span text:style-name="T155"><text:s/>cuando se elimina la cláusula<text:s/></text:span><text:span text:style-name="codigo">copyprivate(a)</text:span><text:span text:style-name="T156"><text:s/>en</text:span><text:span text:style-name="T157"><text:s/>la directiva<text:s/></text:span><text:span text:style-name="codigo">single</text:span><text:span text:style-name="T158">?<text:s/></text:span><text:span text:style-name="T159">(b)<text:s/></text:span><text:span text:style-name="T160">¿A qué cree que es debido?  (añadir una captura de pantalla que muestre lo que ocurre)</text:span></text:p>
        </text:list-item>
      </text:list>
      <text:p text:style-name="P161"><text:span text:style-name="T162">RESPUESTA</text:span>:</text:p>
      <text:p text:style-name="P163"/>
      <text:p text:style-name="P164"><text:span text:style-name="T165">CAPTURA CÓDIGO FUENTE</text:span>:<text:s/><text:span text:style-name="codigo">copyprivate-clauseModificado.c</text:span></text:p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CodigoListado"/>
          </table:table-cell>
        </table:table-row>
      </table:table>
      <text:p text:style-name="P170">CAPTURAS DE PANTALLA:</text:p>
      <text:p text:style-name="P171"/>
      <text:list text:style-name="LFO18" text:continue-numbering="true">
        <text:list-item>
          <text:p text:style-name="P172"><text:span text:style-name="T173">En el ejemplo<text:s/></text:span><text:span text:style-name="codigo">reduction-clause.c</text:span><text:span text:style-name="T174"><text:s/>sustituya<text:s/></text:span><text:span text:style-name="codigo">suma=0</text:span><text:span text:style-name="T175"><text:s/></text:span><text:span text:style-name="T176">por<text:s/></text:span><text:span text:style-name="codigo">suma=10</text:span><text:span text:style-name="T177">. ¿Qué resultado se imprime ahora? Justifique el resultado (</text:span><text:span text:style-name="T178">añada capturas de pantalla que muestren lo que ocurre</text:span><text:span text:style-name="T179">)</text:span></text:p>
        </text:list-item>
      </text:list>
      <text:p text:style-name="P180"><text:span text:style-name="T181">RESPUESTA</text:span>:</text:p>
      <text:p text:style-name="P182"/>
      <text:p text:style-name="P183"><text:span text:style-name="T184">CAPTURA CÓDIGO FUENTE</text:span>:<text:s/><text:span text:style-name="codigo">reduction-clauseModificado.c</text:span>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CodigoListado"/>
          </table:table-cell>
        </table:table-row>
      </table:table>
      <text:p text:style-name="P189">CAPTURAS DE PANTALLA:</text:p>
      <text:p text:style-name="P190"/>
      <text:list text:style-name="LFO18" text:continue-numbering="true">
        <text:list-item>
          <text:p text:style-name="P191"><text:span text:style-name="T192">En el ejemplo<text:s/></text:span><text:span text:style-name="codigo">reduction-clause.c</text:span><text:span text:style-name="T193">, elimine</text:span><text:span text:style-name="T194"><text:s/></text:span><text:span text:style-name="T195">reduction()</text:span><text:span text:style-name="T196"><text:s/>de<text:s/></text:span><text:span text:style-name="T197">#pragma omp parallel for reduction(+:suma)</text:span><text:span text:style-name="T198"><text:s/>y haga las modificaciones necesarias para que se siga realizando la suma de los componentes del vector<text:s/></text:span><text:span text:style-name="T199">a</text:span><text:span text:style-name="T200"><text:s/>en paralelo sin añadir más directivas de trabajo compartido (añada capturas de pantalla que<text:s/></text:span><text:span text:style-name="T201">muestren lo que ocurre).</text:span></text:p>
        </text:list-item>
      </text:list>
      <text:p text:style-name="P202"><text:span text:style-name="T203">RESPUESTA</text:span>:</text:p>
      <text:p text:style-name="P204"/>
      <text:p text:style-name="P205"><text:span text:style-name="T206">CAPTURA CÓDIGO FUENTE</text:span>:<text:s/><text:span text:style-name="codigo">reduction-clauseModificado7.c</text:span></text:p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/>
            <text:p text:style-name="P212"/>
            <text:p text:style-name="Standard"><text:span text:style-name="T213"><text:s/></text:span></text:p>
          </table:table-cell>
        </table:table-row>
      </table:table>
      <text:p text:style-name="P214">CAPTURAS DE PANTALLA:</text:p>
      <text:p text:style-name="P215"/>
      <text:p text:style-name="P216"><text:s/>Resto de ejercicios<text:s/>(usar en atcgrid la cola ac a no ser que se tenga que usar atcgrid4)</text:p>
      <text:list text:style-name="LFO18" text:continue-numbering="true">
        <text:list-item>
          <text:p text:style-name="P217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18"><draw:frame draw:z-index="251658240" draw:id="id0" draw:style-name="a0" draw:name="Object 1" text:anchor-type="as-char" svg:x="0in" svg:y="0in" svg:width="3.44792in" svg:height="0.48958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P219"><text:span text:style-name="T220">NOTAS: (1) el número de filas<text:s/></text:span><text:span text:style-name="T221">/columnas N de la matriz deben ser argumentos de entrada al programa; (2) se debe inicializar la matriz y el vector antes del cálculo; (3) se debe asegurar que el programa calcula la suma correctamente imprimiendo todos los componentes del vector resultant</text:span><text:span text:style-name="T222">e,<text:s/></text:span><text:span text:style-name="T223">v3</text:span><text:span text:style-name="T224">, para tamaños pequeños de los vectores (por ejemplo, N = 8 y N=11); (5) se debe imprimir sea cual sea el tamaño de los vectores el tiempo de ejecución del código paralelo que calcula el producto matriz vector y, al menos, el primer y último component</text:span><text:span text:style-name="T225">e del resultado (esto último evita que las optimizaciones del compilador eliminen el código de la suma).</text:span></text:p>
      <text:p text:style-name="P226"/>
      <text:p text:style-name="P227"><text:span text:style-name="T228">CAPTURA CÓDIGO FUENTE</text:span>:<text:s/><text:span text:style-name="codigo">pmv-secuencial.c</text:span></text:p>
      <table:table table:style-name="Table229">
        <table:table-columns>
          <table:table-column table:style-name="TableColumn230"/>
        </table:table-columns>
        <table:table-row table:style-name="TableRow231">
          <table:table-cell table:style-name="TableCell232">
            <text:p text:style-name="CodigoListado"/>
          </table:table-cell>
        </table:table-row>
      </table:table>
      <text:p text:style-name="P233">CAPTURAS DE PANTALLA:</text:p>
      <text:p text:style-name="P234"/>
      <text:list text:style-name="LFO18" text:continue-numbering="true">
        <text:list-item>
          <text:p text:style-name="P235"><text:span text:style-name="T236">Implementar en paralelo el producto matriz por vector con OpenMP a partir del código<text:s/></text:span><text:span text:style-name="T237">escrito en el ejercicio anterior usando la directiva</text:span><text:span text:style-name="T238"><text:s/></text:span><text:span text:style-name="T239">for</text:span><text:span text:style-name="T240">. Debe implementar dos versiones del código (consulte la lección 5/Tema 2):</text:span></text:p>
        </text:list-item>
      </text:list>
      <text:list text:style-name="LFO19" text:continue-numbering="true">
        <text:list-item>
          <text:list>
            <text:list-item>
              <text:p text:style-name="P241">una primera que paralelice el bucle que recorre las filas de la matriz y</text:p>
            </text:list-item>
            <text:list-item>
              <text:p text:style-name="P242">una segunda que paralelice el bucle que recorre las<text:s/>columnas.</text:p>
            </text:list-item>
          </text:list>
        </text:list-item>
      </text:list>
      <text:p text:style-name="P243"><text:span text:style-name="T244">Use las directivas que estime oportunas y las cláusulas que sean necesarias<text:s/></text:span><text:span text:style-name="T245">excepto la cláusula<text:s/></text:span><text:span text:style-name="T246">reduction</text:span><text:span text:style-name="T247">. Se debe paralelizar también la inicialización de las matrices. Respecto a este ejercicio:</text:span></text:p>
      <text:list text:style-name="LFO20" text:continue-numbering="true">
        <text:list-item>
          <text:list>
            <text:list-item>
              <text:p text:style-name="P248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249">Anote todos los errores en tiempo de ejecución que se han generado durante la realización del<text:s/>ejercicio y explique cómo los ha resuelto (especifique qué ayudas externas ha usado o recibido).</text:p>
            </text:list-item>
          </text:list>
        </text:list-item>
      </text:list>
      <text:p text:style-name="P250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1"/>
      <text:p text:style-name="P252"><text:span text:style-name="T253">CAPTURA CÓDIGO FUENTE<text:s/></text:span>:<text:s/><text:span text:style-name="codigo">pmv-OpenMP-a.c</text:span></text:p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CodigoListado"/>
          </table:table-cell>
        </table:table-row>
      </table:table>
      <text:p text:style-name="P258"/>
      <text:p text:style-name="P259"><text:span text:style-name="T260">C</text:span><text:span text:style-name="T261">APTURA CÓDIGO FUENTE</text:span>:<text:s/><text:span text:style-name="codigo">pmv-OpenMP-b.c</text:span></text:p>
      <table:table table:style-name="Table262">
        <table:table-columns>
          <table:table-column table:style-name="TableColumn263"/>
        </table:table-columns>
        <table:table-row table:style-name="TableRow264">
          <table:table-cell table:style-name="TableCell265">
            <text:p text:style-name="CodigoListado"/>
          </table:table-cell>
        </table:table-row>
      </table:table>
      <text:p text:style-name="P266"/>
      <text:p text:style-name="P267"><text:span text:style-name="T268">RESPUESTA</text:span>:</text:p>
      <text:p text:style-name="P269"/>
      <text:p text:style-name="P270">CAPTURAS DE PANTALLA:</text:p>
      <text:p text:style-name="P271"/>
      <text:list text:style-name="LFO20">
        <text:list-item text:start-value="10">
          <text:p text:style-name="P272"><text:span text:style-name="T273">A partir de la segunda versión de código paralelo desarrollado en el ejercicio anterior, implementar una versión paralela del producto matriz por vector con OpenMP que use para<text:s/></text:span><text:span text:style-name="T274">comunicación/sincronización la cláusula<text:s/></text:span><text:span text:style-name="codigo">reduction</text:span><text:span text:style-name="T275">. Respecto a este ejercicio:</text:span></text:p>
        </text:list-item>
      </text:list>
      <text:list text:style-name="LFO22" text:continue-numbering="true">
        <text:list-item>
          <text:list>
            <text:list-item>
              <text:p text:style-name="P276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27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78"><text:span text:style-name="T279">CAPTURA CÓDIGO FUENTE</text:span>:<text:s/><text:span text:style-name="codigo">pmv-Openm</text:span><text:span text:style-name="codigo">MP-reduction.c</text:span></text:p>
      <table:table table:style-name="Table280">
        <table:table-columns>
          <table:table-column table:style-name="TableColumn281"/>
        </table:table-columns>
        <table:table-row table:style-name="TableRow282">
          <table:table-cell table:style-name="TableCell283">
            <text:p text:style-name="CodigoListado"/>
          </table:table-cell>
        </table:table-row>
      </table:table>
      <text:p text:style-name="P284"/>
      <text:p text:style-name="P285"><text:span text:style-name="T286">RESPUESTA</text:span>:</text:p>
      <text:p text:style-name="P287"/>
      <text:p text:style-name="P288">CAPTURAS DE PANTALLA:</text:p>
      <text:p text:style-name="P289"/>
      <text:list text:style-name="LFO22" text:continue-numbering="true">
        <text:list-item>
          <text:p text:style-name="P290"><text:span text:style-name="T291">Realizar una tabla y una gráfica que permitan comparar la escalabilidad (ganancia en velocidad en función del número de cores) en atcgrid4, en uno de los nodos de la cola ac y en su PC</text:span><text:span text:style-name="T292"><text:s/>del mejor código<text:s/></text:span><text:span text:style-name="T293">paralelo de los tres implementados en los ejercicios anteriores para dos tamaños (N) distintos (consulte la Lección 6/Tema 2). Usar -O2 al compilar. Justificar por qué el código escogido es el mejor. NOTA: Nunca ejecute en atcgrid código que imprima todos<text:s/></text:span><text:span text:style-name="T294">los componentes del resultado.</text:span></text:p>
        </text:list-item>
      </text:list>
      <text:p text:style-name="P295"/>
      <text:p text:style-name="P296">CAPTURAS DE PANTALLA (que justifique el código elegido):</text:p>
      <text:p text:style-name="P297"/>
      <text:p text:style-name="P298">JUSTIFICAR AHORA EN BASE AL CÓDIGO LA DIFERENCIA EN TIEMPOS:</text:p>
      <text:p text:style-name="P299"/>
      <text:p text:style-name="P300"><text:span text:style-name="T301">CAPTURA DE PANTALLA del script<text:s/></text:span><text:span text:style-name="codigo">pmv-OpenmMP-script.sh</text:span></text:p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p text:style-name="P306"/>
          </table:table-cell>
        </table:table-row>
      </table:table>
      <text:p text:style-name="P307"/>
      <text:p text:style-name="P308"><text:span text:style-name="T309"><text:s text:c="7"/></text:span><text:span text:style-name="T310">CAPTURAS DE PANTALLA (mostrar la ejecució</text:span><text:span text:style-name="T311">n en atcgrid – envío(s) a la cola):</text:span></text:p>
      <text:p text:style-name="P312"/>
      <text:p text:style-name="P313"><text:span text:style-name="T314">TABLA (con tiempos y ganancia) Y GRÁFICA (con ganancia)</text:span>:</text:p>
      <text:p text:style-name="P315"/>
      <text:p text:style-name="Normal"><text:span text:style-name="T316"><draw:frame draw:id="id1" draw:style-name="a1" draw:name="Marco1" text:anchor-type="as-char" svg:x="0in" svg:y="0in" svg:width="7.17639in" svg:height="5.78125in" style:rel-width="scale" style:rel-height="scale"><draw:text-box><table:table table:style-name="Table317"><table:table-columns><table:table-column table:style-name="TableColumn318"/></table:table-columns><table:table-row table:style-name="TableRow319"><table:table-cell table:style-name="TableCell320"><text:p text:style-name="P321"><text:span text:style-name="T322">Tabla 1.</text:span><text:s/>Tiempos de ejecución del código secuencial y de la versión paralela para atcgrid y para el PC personal</text:p></table:table-cell></table:table-row><table:table-row table:style-name="TableRow323"><table:table-cell table:style-name="TableCell324"><table:table table:style-name="Table325"><table:table-columns><table:table-column table:style-name="TableColumn326"/><table:table-column table:style-name="TableColumn327"/><table:table-column table:style-name="TableColumn328"/><table:table-column table:style-name="TableColumn329"/><table:table-column table:style-name="TableColumn330"/><table:table-column table:style-name="TableColumn331"/><table:table-column table:style-name="TableColumn332"/><table:table-column table:style-name="TableColumn333"/><table:table-column table:style-name="TableColumn334"/><table:table-column table:style-name="TableColumn335"/><table:table-column table:style-name="TableColumn336"/><table:table-column table:style-name="TableColumn337"/><table:table-column table:style-name="TableColumn338"/></table:table-columns><table:table-row table:style-name="TableRow339"><table:table-cell table:style-name="TableCell340"><text:p text:style-name="P341"/></table:table-cell><table:table-cell table:style-name="TableCell342" table:number-columns-spanned="4"><text:p text:style-name="P343">atcgrid1, atcgrid2 o atcgrid3</text:p></table:table-cell><table:covered-table-cell/><table:covered-table-cell/><table:covered-table-cell/><table:table-cell table:style-name="TableCell344" table:number-columns-spanned="4"><text:p text:style-name="P345">atcgrid4</text:p></table:table-cell><table:covered-table-cell/><table:covered-table-cell/><table:covered-table-cell/><table:table-cell table:style-name="TableCell346" table:number-columns-spanned="4"><text:p text:style-name="P347">PC</text:p></table:table-cell><table:covered-table-cell/><table:covered-table-cell/><table:covered-table-cell/></table:table-row><table:table-row table:style-name="TableRow348"><table:table-cell table:style-name="TableCell349"><text:p text:style-name="P350"/></table:table-cell><table:table-cell table:style-name="TableCell351" table:number-columns-spanned="2"><text:p text:style-name="P352">Tamaño= entre 5000 y 10000</text:p></table:table-cell><table:covered-table-cell/><table:table-cell table:style-name="TableCell353" table:number-columns-spanned="2"><text:p text:style-name="P354"><text:span text:style-name="T355">Tamaño=</text:span><text:s/><text:span text:style-name="T356">entre 10000 y 100000</text:span></text:p></table:table-cell><table:covered-table-cell/><table:table-cell table:style-name="TableCell357" table:number-columns-spanned="2"><text:p text:style-name="P358">Tamaño= entre 5000 y 10000</text:p></table:table-cell><table:covered-table-cell/><table:table-cell table:style-name="TableCell359" table:number-columns-spanned="2"><text:p text:style-name="P360"><text:span text:style-name="T361">Tamaño=</text:span><text:s/><text:span text:style-name="T362">entre 10000 y 100000</text:span></text:p></table:table-cell><table:covered-table-cell/><table:table-cell table:style-name="TableCell363" table:number-columns-spanned="2"><text:p text:style-name="P364">Tamaño= entre 5000 y 10000</text:p></table:table-cell><table:covered-table-cell/><table:table-cell table:style-name="TableCell365" table:number-columns-spanned="2"><text:p text:style-name="P366"><text:span text:style-name="T367">Tamaño=</text:span><text:s/><text:span text:style-name="T368">entre 10000 y 100000</text:span></text:p></table:table-cell><table:covered-table-cell/></table:table-row><table:table-row table:style-name="TableRow369"><table:table-cell table:style-name="TableCell370"><text:p text:style-name="P371">Nº de núcleos (p)</text:p></table:table-cell><table:table-cell table:style-name="TableCell372"><text:p text:style-name="P373"><text:span text:style-name="T374">T(p)</text:span></text:p></table:table-cell><table:table-cell table:style-name="TableCell375"><text:p text:style-name="P376">S(p)</text:p></table:table-cell><table:table-cell table:style-name="TableCell377"><text:p text:style-name="P378"><text:span text:style-name="T379">T(p)</text:span></text:p></table:table-cell><table:table-cell table:style-name="TableCell380"><text:p text:style-name="P381">S(p)</text:p></table:table-cell><table:table-cell table:style-name="TableCell382"><text:p text:style-name="P383"><text:span text:style-name="T384">T(p)</text:span></text:p></table:table-cell><table:table-cell table:style-name="TableCell385"><text:p text:style-name="P386">S(p)</text:p></table:table-cell><table:table-cell table:style-name="TableCell387"><text:p text:style-name="P388"><text:span text:style-name="T389">T(p)</text:span></text:p></table:table-cell><table:table-cell table:style-name="TableCell390"><text:p text:style-name="P391">S(p)</text:p></table:table-cell><table:table-cell table:style-name="TableCell392"><text:p text:style-name="P393"><text:span text:style-name="T394">T(p)</text:span></text:p></table:table-cell><table:table-cell table:style-name="TableCell395"><text:p text:style-name="P396">S(p)</text:p></table:table-cell><table:table-cell table:style-name="TableCell397"><text:p text:style-name="P398"><text:span text:style-name="T399">T(p)</text:span></text:p></table:table-cell><table:table-cell table:style-name="TableCell400"><text:p text:style-name="P401">S(p)</text:p></table:table-cell></table:table-row><table:table-row table:style-name="TableRow402"><table:table-cell table:style-name="TableCell403"><text:p text:style-name="P404">Código Secuencial</text:p></table:table-cell><table:table-cell table:style-name="TableCell405"><text:p text:style-name="P406"/></table:table-cell><table:table-cell table:style-name="TableCell407"><text:p text:style-name="P408">----</text:p></table:table-cell><table:table-cell table:style-name="TableCell409"><text:p text:style-name="P410"/></table:table-cell><table:table-cell table:style-name="TableCell411"><text:p text:style-name="P412">----</text:p></table:table-cell><table:table-cell table:style-name="TableCell413"><text:p text:style-name="P414"/></table:table-cell><table:table-cell table:style-name="TableCell415"><text:p text:style-name="P416">----</text:p></table:table-cell><table:table-cell table:style-name="TableCell417"><text:p text:style-name="P418"/></table:table-cell><table:table-cell table:style-name="TableCell419"><text:p text:style-name="P420">----</text:p></table:table-cell><table:table-cell table:style-name="TableCell421"><text:p text:style-name="P422"/></table:table-cell><table:table-cell table:style-name="TableCell423"><text:p text:style-name="P424">----</text:p></table:table-cell><table:table-cell table:style-name="TableCell425"><text:p text:style-name="P426"/></table:table-cell><table:table-cell table:style-name="TableCell427"><text:p text:style-name="P428">----</text:p></table:table-cell></table:table-row><table:table-row table:style-name="TableRow429"><table:table-cell table:style-name="TableCell430"><text:p text:style-name="P431"><text:span text:style-name="T432">1</text:span></text:p></table:table-cell><table:table-cell table:style-name="TableCell433"><text:p text:style-name="P434"/></table:table-cell><table:table-cell table:style-name="TableCell435"><text:p text:style-name="P436"/></table:table-cell><table:table-cell table:style-name="TableCell437"><text:p text:style-name="P438"/></table:table-cell><table:table-cell table:style-name="TableCell439"><text:p text:style-name="P440"/></table:table-cell><table:table-cell table:style-name="TableCell441"><text:p text:style-name="P442"/></table:table-cell><table:table-cell table:style-name="TableCell443"><text:p text:style-name="P444"/></table:table-cell><table:table-cell table:style-name="TableCell445"><text:p text:style-name="P446"/></table:table-cell><table:table-cell table:style-name="TableCell447"><text:p text:style-name="P448"/></table:table-cell><table:table-cell table:style-name="TableCell449"><text:p text:style-name="P450"/></table:table-cell><table:table-cell table:style-name="TableCell451"><text:p text:style-name="P452"/></table:table-cell><table:table-cell table:style-name="TableCell453"><text:p text:style-name="P454"/></table:table-cell><table:table-cell table:style-name="TableCell455"><text:p text:style-name="P456"/></table:table-cell></table:table-row><table:table-row table:style-name="TableRow457"><table:table-cell table:style-name="TableCell458"><text:p text:style-name="P459">2</text:p></table:table-cell><table:table-cell table:style-name="TableCell460"><text:p text:style-name="P461"/></table:table-cell><table:table-cell table:style-name="TableCell462"><text:p text:style-name="P463"/></table:table-cell><table:table-cell table:style-name="TableCell464"><text:p text:style-name="P465"/></table:table-cell><table:table-cell table:style-name="TableCell466"><text:p text:style-name="P467"/></table:table-cell><table:table-cell table:style-name="TableCell468"><text:p text:style-name="P469"/></table:table-cell><table:table-cell table:style-name="TableCell470"><text:p text:style-name="P471"/></table:table-cell><table:table-cell table:style-name="TableCell472"><text:p text:style-name="P473"/></table:table-cell><table:table-cell table:style-name="TableCell474"><text:p text:style-name="P475"/></table:table-cell><table:table-cell table:style-name="TableCell476"><text:p text:style-name="P477"/></table:table-cell><table:table-cell table:style-name="TableCell478"><text:p text:style-name="P479"/></table:table-cell><table:table-cell table:style-name="TableCell480"><text:p text:style-name="P481"/></table:table-cell><table:table-cell table:style-name="TableCell482"><text:p text:style-name="P483"/></table:table-cell></table:table-row><table:table-row table:style-name="TableRow484"><table:table-cell table:style-name="TableCell485"><text:p text:style-name="P486">3</text:p></table:table-cell><table:table-cell table:style-name="TableCell487"><text:p text:style-name="P488"/></table:table-cell><table:table-cell table:style-name="TableCell489"><text:p text:style-name="P490"/></table:table-cell><table:table-cell table:style-name="TableCell491"><text:p text:style-name="P492"/></table:table-cell><table:table-cell table:style-name="TableCell493"><text:p text:style-name="P494"/></table:table-cell><table:table-cell table:style-name="TableCell495"><text:p text:style-name="P496"/></table:table-cell><table:table-cell table:style-name="TableCell497"><text:p text:style-name="P498"/></table:table-cell><table:table-cell table:style-name="TableCell499"><text:p text:style-name="P500"/></table:table-cell><table:table-cell table:style-name="TableCell501"><text:p text:style-name="P502"/></table:table-cell><table:table-cell table:style-name="TableCell503"><text:p text:style-name="P504"/></table:table-cell><table:table-cell table:style-name="TableCell505"><text:p text:style-name="P506"/></table:table-cell><table:table-cell table:style-name="TableCell507"><text:p text:style-name="P508"/></table:table-cell><table:table-cell table:style-name="TableCell509"><text:p text:style-name="P510"/></table:table-cell></table:table-row><table:table-row table:style-name="TableRow511"><table:table-cell table:style-name="TableCell512"><text:p text:style-name="P513">4</text:p></table:table-cell><table:table-cell table:style-name="TableCell514"><text:p text:style-name="P515"/></table:table-cell><table:table-cell table:style-name="TableCell516"><text:p text:style-name="P517"/></table:table-cell><table:table-cell table:style-name="TableCell518"><text:p text:style-name="P519"/></table:table-cell><table:table-cell table:style-name="TableCell520"><text:p text:style-name="P521"/></table:table-cell><table:table-cell table:style-name="TableCell522"><text:p text:style-name="P523"/></table:table-cell><table:table-cell table:style-name="TableCell524"><text:p text:style-name="P525"/></table:table-cell><table:table-cell table:style-name="TableCell526"><text:p text:style-name="P527"/></table:table-cell><table:table-cell table:style-name="TableCell528"><text:p text:style-name="P529"/></table:table-cell><table:table-cell table:style-name="TableCell530"><text:p text:style-name="P531"/></table:table-cell><table:table-cell table:style-name="TableCell532"><text:p text:style-name="P533"/></table:table-cell><table:table-cell table:style-name="TableCell534"><text:p text:style-name="P535"/></table:table-cell><table:table-cell table:style-name="TableCell536"><text:p text:style-name="P537"/></table:table-cell></table:table-row><table:table-row table:style-name="TableRow538"><table:table-cell table:style-name="TableCell539"><text:p text:style-name="P540">5</text:p></table:table-cell><table:table-cell table:style-name="TableCell541"><text:p text:style-name="P542"/></table:table-cell><table:table-cell table:style-name="TableCell543"><text:p text:style-name="P544"/></table:table-cell><table:table-cell table:style-name="TableCell545"><text:p text:style-name="P546"/></table:table-cell><table:table-cell table:style-name="TableCell547"><text:p text:style-name="P548"/></table:table-cell><table:table-cell table:style-name="TableCell549"><text:p text:style-name="P550"/></table:table-cell><table:table-cell table:style-name="TableCell551"><text:p text:style-name="P552"/></table:table-cell><table:table-cell table:style-name="TableCell553"><text:p text:style-name="P554"/></table:table-cell><table:table-cell table:style-name="TableCell555"><text:p text:style-name="P556"/></table:table-cell><table:table-cell table:style-name="TableCell557"><text:p text:style-name="P558"/></table:table-cell><table:table-cell table:style-name="TableCell559"><text:p text:style-name="P560"/></table:table-cell><table:table-cell table:style-name="TableCell561"><text:p text:style-name="P562"/></table:table-cell><table:table-cell table:style-name="TableCell563"><text:p text:style-name="P564"/></table:table-cell></table:table-row><table:table-row table:style-name="TableRow565"><table:table-cell table:style-name="TableCell566"><text:p text:style-name="P567">6</text:p></table:table-cell><table:table-cell table:style-name="TableCell568"><text:p text:style-name="P569"/></table:table-cell><table:table-cell table:style-name="TableCell570"><text:p text:style-name="P571"/></table:table-cell><table:table-cell table:style-name="TableCell572"><text:p text:style-name="P573"/></table:table-cell><table:table-cell table:style-name="TableCell574"><text:p text:style-name="P575"/></table:table-cell><table:table-cell table:style-name="TableCell576"><text:p text:style-name="P577"/></table:table-cell><table:table-cell table:style-name="TableCell578"><text:p text:style-name="P579"/></table:table-cell><table:table-cell table:style-name="TableCell580"><text:p text:style-name="P581"/></table:table-cell><table:table-cell table:style-name="TableCell582"><text:p text:style-name="P583"/></table:table-cell><table:table-cell table:style-name="TableCell584"><text:p text:style-name="P585"/></table:table-cell><table:table-cell table:style-name="TableCell586"><text:p text:style-name="P587"/></table:table-cell><table:table-cell table:style-name="TableCell588"><text:p text:style-name="P589"/></table:table-cell><table:table-cell table:style-name="TableCell590"><text:p text:style-name="P591"/></table:table-cell></table:table-row><table:table-row table:style-name="TableRow592"><table:table-cell table:style-name="TableCell593"><text:p text:style-name="P594">7</text:p></table:table-cell><table:table-cell table:style-name="TableCell595"><text:p text:style-name="P596"/></table:table-cell><table:table-cell table:style-name="TableCell597"><text:p text:style-name="P598"/></table:table-cell><table:table-cell table:style-name="TableCell599"><text:p text:style-name="P600"/></table:table-cell><table:table-cell table:style-name="TableCell601"><text:p text:style-name="P602"/></table:table-cell><table:table-cell table:style-name="TableCell603"><text:p text:style-name="P604"/></table:table-cell><table:table-cell table:style-name="TableCell605"><text:p text:style-name="P606"/></table:table-cell><table:table-cell table:style-name="TableCell607"><text:p text:style-name="P608"/></table:table-cell><table:table-cell table:style-name="TableCell609"><text:p text:style-name="P610"/></table:table-cell><table:table-cell table:style-name="TableCell611"><text:p text:style-name="P612"/></table:table-cell><table:table-cell table:style-name="TableCell613"><text:p text:style-name="P614"/></table:table-cell><table:table-cell table:style-name="TableCell615"><text:p text:style-name="P616"/></table:table-cell><table:table-cell table:style-name="TableCell617"><text:p text:style-name="P618"/></table:table-cell></table:table-row><table:table-row table:style-name="TableRow619"><table:table-cell table:style-name="TableCell620"><text:p text:style-name="P621">8</text:p></table:table-cell><table:table-cell table:style-name="TableCell622"><text:p text:style-name="P623"/></table:table-cell><table:table-cell table:style-name="TableCell624"><text:p text:style-name="P625"/></table:table-cell><table:table-cell table:style-name="TableCell626"><text:p text:style-name="P627"/></table:table-cell><table:table-cell table:style-name="TableCell628"><text:p text:style-name="P629"/></table:table-cell><table:table-cell table:style-name="TableCell630"><text:p text:style-name="P631"/></table:table-cell><table:table-cell table:style-name="TableCell632"><text:p text:style-name="P633"/></table:table-cell><table:table-cell table:style-name="TableCell634"><text:p text:style-name="P635"/></table:table-cell><table:table-cell table:style-name="TableCell636"><text:p text:style-name="P637"/></table:table-cell><table:table-cell table:style-name="TableCell638"><text:p text:style-name="P639"/></table:table-cell><table:table-cell table:style-name="TableCell640"><text:p text:style-name="P641"/></table:table-cell><table:table-cell table:style-name="TableCell642"><text:p text:style-name="P643"/></table:table-cell><table:table-cell table:style-name="TableCell644"><text:p text:style-name="P645"/></table:table-cell></table:table-row><table:table-row table:style-name="TableRow646"><table:table-cell table:style-name="TableCell647"><text:p text:style-name="P648">9</text:p></table:table-cell><table:table-cell table:style-name="TableCell649"><text:p text:style-name="P650"/></table:table-cell><table:table-cell table:style-name="TableCell651"><text:p text:style-name="P652"/></table:table-cell><table:table-cell table:style-name="TableCell653"><text:p text:style-name="P654"/></table:table-cell><table:table-cell table:style-name="TableCell655"><text:p text:style-name="P656"/></table:table-cell><table:table-cell table:style-name="TableCell657"><text:p text:style-name="P658"/></table:table-cell><table:table-cell table:style-name="TableCell659"><text:p text:style-name="P660"/></table:table-cell><table:table-cell table:style-name="TableCell661"><text:p text:style-name="P662"/></table:table-cell><table:table-cell table:style-name="TableCell663"><text:p text:style-name="P664"/></table:table-cell><table:table-cell table:style-name="TableCell665"><text:p text:style-name="P666"/></table:table-cell><table:table-cell table:style-name="TableCell667"><text:p text:style-name="P668"/></table:table-cell><table:table-cell table:style-name="TableCell669"><text:p text:style-name="P670"/></table:table-cell><table:table-cell table:style-name="TableCell671"><text:p text:style-name="P672"/></table:table-cell></table:table-row><table:table-row table:style-name="TableRow673"><table:table-cell table:style-name="TableCell674"><text:p text:style-name="P675">10</text:p></table:table-cell><table:table-cell table:style-name="TableCell676"><text:p text:style-name="P677"/></table:table-cell><table:table-cell table:style-name="TableCell678"><text:p text:style-name="P679"/></table:table-cell><table:table-cell table:style-name="TableCell680"><text:p text:style-name="P681"/></table:table-cell><table:table-cell table:style-name="TableCell682"><text:p text:style-name="P683"/></table:table-cell><table:table-cell table:style-name="TableCell684"><text:p text:style-name="P685"/></table:table-cell><table:table-cell table:style-name="TableCell686"><text:p text:style-name="P687"/></table:table-cell><table:table-cell table:style-name="TableCell688"><text:p text:style-name="P689"/></table:table-cell><table:table-cell table:style-name="TableCell690"><text:p text:style-name="P691"/></table:table-cell><table:table-cell table:style-name="TableCell692"><text:p text:style-name="P693"/></table:table-cell><table:table-cell table:style-name="TableCell694"><text:p text:style-name="P695"/></table:table-cell><table:table-cell table:style-name="TableCell696"><text:p text:style-name="P697"/></table:table-cell><table:table-cell table:style-name="TableCell698"><text:p text:style-name="P699"/></table:table-cell></table:table-row><table:table-row table:style-name="TableRow700"><table:table-cell table:style-name="TableCell701"><text:p text:style-name="P702">11</text:p></table:table-cell><table:table-cell table:style-name="TableCell703"><text:p text:style-name="P704"/></table:table-cell><table:table-cell table:style-name="TableCell705"><text:p text:style-name="P706"/></table:table-cell><table:table-cell table:style-name="TableCell707"><text:p text:style-name="P708"/></table:table-cell><table:table-cell table:style-name="TableCell709"><text:p text:style-name="P710"/></table:table-cell><table:table-cell table:style-name="TableCell711"><text:p text:style-name="P712"/></table:table-cell><table:table-cell table:style-name="TableCell713"><text:p text:style-name="P714"/></table:table-cell><table:table-cell table:style-name="TableCell715"><text:p text:style-name="P716"/></table:table-cell><table:table-cell table:style-name="TableCell717"><text:p text:style-name="P718"/></table:table-cell><table:table-cell table:style-name="TableCell719"><text:p text:style-name="P720"/></table:table-cell><table:table-cell table:style-name="TableCell721"><text:p text:style-name="P722"/></table:table-cell><table:table-cell table:style-name="TableCell723"><text:p text:style-name="P724"/></table:table-cell><table:table-cell table:style-name="TableCell725"><text:p text:style-name="P726"/></table:table-cell></table:table-row><table:table-row table:style-name="TableRow727"><table:table-cell table:style-name="TableCell728"><text:p text:style-name="P729">12</text:p></table:table-cell><table:table-cell table:style-name="TableCell730"><text:p text:style-name="P731"/></table:table-cell><table:table-cell table:style-name="TableCell732"><text:p text:style-name="P733"/></table:table-cell><table:table-cell table:style-name="TableCell734"><text:p text:style-name="P735"/></table:table-cell><table:table-cell table:style-name="TableCell736"><text:p text:style-name="P737"/></table:table-cell><table:table-cell table:style-name="TableCell738"><text:p text:style-name="P739"/></table:table-cell><table:table-cell table:style-name="TableCell740"><text:p text:style-name="P741"/></table:table-cell><table:table-cell table:style-name="TableCell742"><text:p text:style-name="P743"/></table:table-cell><table:table-cell table:style-name="TableCell744"><text:p text:style-name="P745"/></table:table-cell><table:table-cell table:style-name="TableCell746"><text:p text:style-name="P747"/></table:table-cell><table:table-cell table:style-name="TableCell748"><text:p text:style-name="P749"/></table:table-cell><table:table-cell table:style-name="TableCell750"><text:p text:style-name="P751"/></table:table-cell><table:table-cell table:style-name="TableCell752"><text:p text:style-name="P753"/></table:table-cell></table:table-row><table:table-row table:style-name="TableRow754"><table:table-cell table:style-name="TableCell755"><text:p text:style-name="P756">13</text:p></table:table-cell><table:table-cell table:style-name="TableCell757"><text:p text:style-name="P758"/></table:table-cell><table:table-cell table:style-name="TableCell759"><text:p text:style-name="P760"/></table:table-cell><table:table-cell table:style-name="TableCell761"><text:p text:style-name="P762"/></table:table-cell><table:table-cell table:style-name="TableCell763"><text:p text:style-name="P764"/></table:table-cell><table:table-cell table:style-name="TableCell765"><text:p text:style-name="P766"/></table:table-cell><table:table-cell table:style-name="TableCell767"><text:p text:style-name="P768"/></table:table-cell><table:table-cell table:style-name="TableCell769"><text:p text:style-name="P770"/></table:table-cell><table:table-cell table:style-name="TableCell771"><text:p text:style-name="P772"/></table:table-cell><table:table-cell table:style-name="TableCell773"><text:p text:style-name="P774"/></table:table-cell><table:table-cell table:style-name="TableCell775"><text:p text:style-name="P776"/></table:table-cell><table:table-cell table:style-name="TableCell777"><text:p text:style-name="P778"/></table:table-cell><table:table-cell table:style-name="TableCell779"><text:p text:style-name="P780"/></table:table-cell></table:table-row><table:table-row table:style-name="TableRow781"><table:table-cell table:style-name="TableCell782"><text:p text:style-name="P783">14</text:p></table:table-cell><table:table-cell table:style-name="TableCell784"><text:p text:style-name="P785"/></table:table-cell><table:table-cell table:style-name="TableCell786"><text:p text:style-name="P787"/></table:table-cell><table:table-cell table:style-name="TableCell788"><text:p text:style-name="P789"/></table:table-cell><table:table-cell table:style-name="TableCell790"><text:p text:style-name="P791"/></table:table-cell><table:table-cell table:style-name="TableCell792"><text:p text:style-name="P793"/></table:table-cell><table:table-cell table:style-name="TableCell794"><text:p text:style-name="P795"/></table:table-cell><table:table-cell table:style-name="TableCell796"><text:p text:style-name="P797"/></table:table-cell><table:table-cell table:style-name="TableCell798"><text:p text:style-name="P799"/></table:table-cell><table:table-cell table:style-name="TableCell800"><text:p text:style-name="P801"/></table:table-cell><table:table-cell table:style-name="TableCell802"><text:p text:style-name="P803"/></table:table-cell><table:table-cell table:style-name="TableCell804"><text:p text:style-name="P805"/></table:table-cell><table:table-cell table:style-name="TableCell806"><text:p text:style-name="P807"/></table:table-cell></table:table-row><table:table-row table:style-name="TableRow808"><table:table-cell table:style-name="TableCell809"><text:p text:style-name="P810">15</text:p></table:table-cell><table:table-cell table:style-name="TableCell811"><text:p text:style-name="P812"/></table:table-cell><table:table-cell table:style-name="TableCell813"><text:p text:style-name="P814"/></table:table-cell><table:table-cell table:style-name="TableCell815"><text:p text:style-name="P816"/></table:table-cell><table:table-cell table:style-name="TableCell817"><text:p text:style-name="P818"/></table:table-cell><table:table-cell table:style-name="TableCell819"><text:p text:style-name="P820"/></table:table-cell><table:table-cell table:style-name="TableCell821"><text:p text:style-name="P822"/></table:table-cell><table:table-cell table:style-name="TableCell823"><text:p text:style-name="P824"/></table:table-cell><table:table-cell table:style-name="TableCell825"><text:p text:style-name="P826"/></table:table-cell><table:table-cell table:style-name="TableCell827"><text:p text:style-name="P828"/></table:table-cell><table:table-cell table:style-name="TableCell829"><text:p text:style-name="P830"/></table:table-cell><table:table-cell table:style-name="TableCell831"><text:p text:style-name="P832"/></table:table-cell><table:table-cell table:style-name="TableCell833"><text:p text:style-name="P834"/></table:table-cell></table:table-row><table:table-row table:style-name="TableRow835"><table:table-cell table:style-name="TableCell836"><text:p text:style-name="P837">16</text:p></table:table-cell><table:table-cell table:style-name="TableCell838"><text:p text:style-name="P839"/></table:table-cell><table:table-cell table:style-name="TableCell840"><text:p text:style-name="P841"/></table:table-cell><table:table-cell table:style-name="TableCell842"><text:p text:style-name="P843"/></table:table-cell><table:table-cell table:style-name="TableCell844"><text:p text:style-name="P845"/></table:table-cell><table:table-cell table:style-name="TableCell846"><text:p text:style-name="P847"/></table:table-cell><table:table-cell table:style-name="TableCell848"><text:p text:style-name="P849"/></table:table-cell><table:table-cell table:style-name="TableCell850"><text:p text:style-name="P851"/></table:table-cell><table:table-cell table:style-name="TableCell852"><text:p text:style-name="P853"/></table:table-cell><table:table-cell table:style-name="TableCell854"><text:p text:style-name="P855"/></table:table-cell><table:table-cell table:style-name="TableCell856"><text:p text:style-name="P857"/></table:table-cell><table:table-cell table:style-name="TableCell858"><text:p text:style-name="P859"/></table:table-cell><table:table-cell table:style-name="TableCell860"><text:p text:style-name="P861"/></table:table-cell></table:table-row><table:table-row table:style-name="TableRow862"><table:table-cell table:style-name="TableCell863"><text:p text:style-name="P864">32</text:p></table:table-cell><table:table-cell table:style-name="TableCell865"><text:p text:style-name="P866"/></table:table-cell><table:table-cell table:style-name="TableCell867"><text:p text:style-name="P868"/></table:table-cell><table:table-cell table:style-name="TableCell869"><text:p text:style-name="P870"/></table:table-cell><table:table-cell table:style-name="TableCell871"><text:p text:style-name="P872"/></table:table-cell><table:table-cell table:style-name="TableCell873"><text:p text:style-name="P874"/></table:table-cell><table:table-cell table:style-name="TableCell875"><text:p text:style-name="P876"/></table:table-cell><table:table-cell table:style-name="TableCell877"><text:p text:style-name="P878"/></table:table-cell><table:table-cell table:style-name="TableCell879"><text:p text:style-name="P880"/></table:table-cell><table:table-cell table:style-name="TableCell881"><text:p text:style-name="P882"/></table:table-cell><table:table-cell table:style-name="TableCell883"><text:p text:style-name="P884"/></table:table-cell><table:table-cell table:style-name="TableCell885"><text:p text:style-name="P886"/></table:table-cell><table:table-cell table:style-name="TableCell887"><text:p text:style-name="P888"/></table:table-cell></table:table-row></table:table><text:p text:style-name="P889"/></table:table-cell></table:table-row></table:table><text:p text:style-name="Normal"/></draw:text-box><svg:title/><svg:desc/></draw:frame></text:span></text:p>
      <text:p text:style-name="P890"/>
      <text:p text:style-name="P891"/>
      <text:p text:style-name="P892"><text:span text:style-name="T893">COMENTARIOS SOBRE LOS RESULTADO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361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widows="2" fo:orphans="2" fo:border-top="none" fo:border-left="none" fo:border-bottom="0.0208in solid #000000" fo:border-right="none" fo:padding-top="0in" fo:padding-left="0in" fo:padding-bottom="0.0138in" fo:padding-right="0in" style:shadow="none" fo:margin-top="0.2777in" fo:margin-bottom="0.0555in">
        <style:tab-stops>
          <style:tab-stop style:type="left" style:position="-3.9in"/>
        </style:tab-stops>
      </style:paragraph-properties>
      <style:text-properties style:font-name="Calibri" style:font-name-asian="Times New Roman" style:font-name-complex="Calibri" fo:font-weight="bold" style:font-weight-asian="bold" style:font-weight-complex="bold" fo:color="#265557" fo:font-size="14pt" style:font-size-asian="14pt" fo:language="en" fo:country="US" style:language-complex="en" style:country-complex="US" fo:hyphenate="false"/>
    </style:style>
    <style:style style:name="Título2" style:display-name="Título 2" style:family="paragraph" style:parent-style-name="Normal" style:next-style-name="Normal" style:default-outline-level="2">
      <style:paragraph-properties fo:widows="2" fo:orphans="2" fo:border-top="none" fo:border-left="none" fo:border-bottom="0.0138in solid #808080" fo:border-right="none" fo:padding-top="0in" fo:padding-left="0in" fo:padding-bottom="0.0138in" fo:padding-right="0in" style:shadow="none" fo:margin-top="0.1388in" fo:margin-bottom="0.0555in"/>
      <style:text-properties style:font-name="Calibri" style:font-name-asian="Times New Roman" style:font-name-complex="Calibri" fo:color="#265557" fo:font-size="13pt" style:font-size-asian="13pt" fo:language="en" fo:country="US" style:language-complex="en" style:country-complex="US" fo:hyphenate="false"/>
    </style:style>
    <style:style style:name="Título3" style:display-name="Título 3" style:family="paragraph" style:parent-style-name="Normal" style:next-style-name="Normal" style:default-outline-level="3">
      <style:paragraph-properties fo:widows="2" fo:orphans="2" fo:border-top="none" fo:border-left="none" fo:border-bottom="0.0069in solid #808080" fo:border-right="none" fo:padding-top="0in" fo:padding-left="0in" fo:padding-bottom="0.0138in" fo:padding-right="0in" style:shadow="none" fo:margin-top="0.1388in" fo:margin-bottom="0.0555in"/>
      <style:text-properties style:font-name="Calibri" style:font-name-asian="Times New Roman" style:font-name-complex="Calibri" fo:color="#337275" fo:language="en" fo:country="US" style:language-complex="en" style:country-complex="US" fo:hyphenate="false"/>
    </style:style>
    <style:style style:name="Título4" style:display-name="Título 4" style:family="paragraph" style:parent-style-name="Normal" style:next-style-name="Normal" style:default-outline-level="4">
      <style:paragraph-properties fo:widows="2" fo:orphans="2" fo:border-top="none" fo:border-left="none" fo:border-bottom="0.0069in solid #C0C0C0" fo:border-right="none" fo:padding-top="0in" fo:padding-left="0in" fo:padding-bottom="0.0277in" fo:padding-right="0in" style:shadow="none" fo:margin-top="0.1388in" fo:margin-bottom="0.0555in"/>
      <style:text-properties style:font-name="Calibri" style:font-name-asian="Times New Roman" style:font-name-complex="Calibri" fo:font-style="italic" style:font-style-asian="italic" style:font-style-complex="italic" fo:color="#337275" fo:language="en" fo:country="US" style:language-complex="en" style:country-complex="US" fo:hyphenate="false"/>
    </style:style>
    <style:style style:name="Título5" style:display-name="Título 5" style:family="paragraph" style:parent-style-name="Normal" style:next-style-name="Normal" style:default-outline-level="5">
      <style:paragraph-properties fo:widows="2" fo:orphans="2" fo:margin-top="0.1388in" fo:margin-bottom="0.0555in"/>
      <style:text-properties style:font-name="Calibri" style:font-name-asian="Times New Roman" style:font-name-complex="Calibri" fo:color="#337275" style:font-size-complex="11pt" fo:language="en" fo:country="US" style:language-complex="en" style:country-complex="US" fo:hyphenate="false"/>
    </style:style>
    <style:style style:name="Título6" style:display-name="Título 6" style:family="paragraph" style:parent-style-name="Normal" style:next-style-name="Normal" style:default-outline-level="6">
      <style:paragraph-properties fo:widows="2" fo:orphans="2" fo:margin-top="0.1944in" fo:margin-bottom="0.0694in"/>
      <style:text-properties style:font-name="Calibri" style:font-name-asian="Times New Roman" style:font-name-complex="Calibri" fo:font-style="italic" style:font-style-asian="italic" style:font-style-complex="italic" fo:color="#337275" style:font-size-complex="11pt" fo:language="en" fo:country="US" style:language-complex="en" style:country-complex="US" fo:hyphenate="false"/>
    </style:style>
    <style:style style:name="Título7" style:display-name="Título 7" style:family="paragraph" style:parent-style-name="Normal" style:next-style-name="Normal" style:default-outline-level="7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color="#A5AB81" fo:font-size="10pt" style:font-size-asian="10pt" style:font-size-complex="10pt" fo:language="en" fo:country="US" style:language-complex="en" style:country-complex="US" fo:hyphenate="false"/>
    </style:style>
    <style:style style:name="Título8" style:display-name="Título 8" style:family="paragraph" style:parent-style-name="Normal" style:next-style-name="Normal" style:default-outline-level="8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Título9" style:display-name="Título 9" style:family="paragraph" style:parent-style-name="Normal" style:next-style-name="Normal" style:default-outline-level="9">
      <style:paragraph-properties fo:widows="2" fo:orphans="2" fo:margin-top="0.2222in" fo:margin-bottom="0.0694in"/>
      <style:text-properties style:font-name="Calibri" style:font-name-asian="Times New Roman" style:font-name-complex="Calibri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Normal" style:display-name="Normal" style:family="paragraph">
      <style:paragraph-properties fo:widows="0" fo:orphans="0" fo:text-align="justify"/>
      <style:text-properties style:font-name="Liberation Serif" style:font-name-asian="MS Mincho" style:font-name-complex="Cambria" fo:font-size="11pt" style:font-size-asian="11pt" style:font-size-complex="12pt" fo:language="es" fo:country="ES" style:language-asian="zh" style:country-asian="CN" fo:hyphenate="false"/>
    </style:style>
    <style:style style:name="Fuentedepárrafopredeter." style:display-name="Fuente de párrafo predeter." style:family="text"/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0" fo:orphans="0"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MS Mincho" style:font-name-complex="Tahoma" fo:color="#000000" fo:font-size="18pt" style:font-size-asian="18pt" style:font-size-complex="18pt" fo:language="es" fo:country="ES" style:language-asian="zh" style:country-asian="CN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Lohit Hindi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Hindi" fo:hyphenate="false"/>
    </style:style>
    <style:style style:name="Epígrafe1" style:display-name="Epígrafe1" style:family="paragraph" style:parent-style-name="Normal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uadrículamedia1-Énfasis21" style:display-name="Cuadrícula media 1 - Énfasis 21" style:family="paragraph" style:parent-style-name="Normal">
      <style:paragraph-properties fo:widows="2" fo:orphans="2" fo:margin-top="0.0833in" fo:margin-left="0.5in">
        <style:tab-stops/>
      </style:paragraph-properties>
      <style:text-properties style:font-name="Calibri" style:font-name-asian="Times New Roman" style:font-name-complex="Calibri" style:font-size-complex="11pt" fo:language="en" fo:country="US" style:language-complex="en" style:country-complex="U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able" style:display-name="Table" style:family="paragraph" style:parent-style-name="Normal" style:list-style-name="LFO7">
      <style:paragraph-properties fo:widows="2" fo:orphans="2" fo:text-align="center" fo:margin-top="0.1666in">
        <style:tab-stops>
          <style:tab-stop style:type="left" style:position="-9.7229in"/>
          <style:tab-stop style:type="left" style:position="-9.4729in"/>
        </style:tab-stops>
      </style:paragraph-properties>
      <style:text-properties style:font-name="Cambria" style:font-name-asian="MS Gothic" style:font-name-complex="Times New Roman" fo:color="#000000" fo:font-size="10pt" style:font-size-asian="10pt" style:font-size-complex="11pt" style:language-complex="en" style:country-complex="US" fo:hyphenate="false"/>
    </style:style>
    <style:style style:name="Framecontents" style:display-name="Frame contents" style:family="paragraph" style:parent-style-name="Textoindependiente">
      <style:text-properties fo:hyphenate="false"/>
    </style:style>
    <style:style style:name="Listavistosa-Énfasis11" style:display-name="Lista vistosa - Énfasis 11" style:family="paragraph" style:parent-style-name="Normal">
      <style:paragraph-properties fo:widows="2" fo:orphans="2" fo:margin-top="0.0833in"/>
      <style:text-properties style:font-name-asian="Times New Roman" style:font-name-complex="Times New Roman" style:font-size-complex="11pt" fo:language="en" fo:country="US" style:language-asian="en" style:country-asian="US" style:language-complex="en" style:country-complex="US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widows="2" fo:orphans="2" fo:margin-top="0.0833in" fo:margin-left="0.5in">
        <style:tab-stops/>
      </style:paragraph-properties>
      <style:text-properties style:font-name="Calibri" style:font-name-asian="Times New Roman" style:font-name-complex="Times New Roman" style:font-size-complex="11pt" fo:language="en" fo:country="US" style:language-asian="en" style:country-asian="US" style:language-complex="en" style:country-complex="US" fo:hyphenate="false"/>
    </style:style>
    <style:style style:name="CodigoListado" style:display-name="CodigoListado" style:family="paragraph" style:parent-style-name="Standard">
      <style:paragraph-properties fo:line-height="110%"/>
      <style:text-properties style:font-name="Liberation Mono" style:font-name-complex="Liberation Mono" fo:font-size="9pt" style:font-size-asian="9pt" style:font-size-complex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erif" style:font-name-asian="Microsoft YaHei" style:font-name-complex="Mangal" fo:font-size="14pt" style:font-size-asian="14pt" style:font-size-complex="14pt" fo:hyphenate="false"/>
    </style:style>
    <style:style style:name="WW8Num1z0" style:display-name="WW8Num1z0" style:family="text">
      <style:text-properties fo:color="#4F81BD" fo:font-size="12pt" style:font-size-asian="12pt"/>
    </style:style>
    <style:style style:name="WW8Num2z0" style:display-name="WW8Num2z0" style:family="text">
      <style:text-properties style:font-name="Cambria" style:font-name-complex="Cambria" fo:color="#4F81BD"/>
    </style:style>
    <style:style style:name="WW8Num4z0" style:display-name="WW8Num4z0" style:family="text">
      <style:text-properties style:font-name="Symbol" style:font-name-complex="Symbol" fo:color="#4F81BD"/>
    </style:style>
    <style:style style:name="WW8Num5z0" style:display-name="WW8Num5z0" style:family="text">
      <style:text-properties fo:color="#4F81BD" fo:font-size="12pt" style:font-size-asian="12pt"/>
    </style:style>
    <style:style style:name="WW8Num6z0" style:display-name="WW8Num6z0" style:family="text">
      <style:text-properties style:font-name="Cambria" style:font-name-complex="Cambria" fo:color="#4F81BD"/>
    </style:style>
    <style:style style:name="WW8Num7z0" style:display-name="WW8Num7z0" style:family="text">
      <style:text-properties fo:color="#4F81BD" fo:font-size="12pt" style:font-size-asian="12pt"/>
    </style:style>
    <style:style style:name="WW8Num8z0" style:display-name="WW8Num8z0" style:family="text">
      <style:text-properties style:font-name="Symbol" style:font-name-complex="Symbol" fo:color="#4F81BD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fo:font-weight="bold" style:font-weight-asian="bold"/>
    </style:style>
    <style:style style:name="WW8Num10z0" style:display-name="WW8Num10z0" style:family="text">
      <style:text-properties fo:color="#4F81BD" fo:font-size="12pt" style:font-size-asian="12pt"/>
    </style:style>
    <style:style style:name="Fuentedepárrafopredeter.2" style:display-name="Fuente de párrafo predeter.2" style:family="text"/>
    <style:style style:name="Fuentedepárrafopredeter.1" style:display-name="Fuente de párrafo predeter.1" style:family="text"/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/>
    <style:style style:name="Título1Car" style:display-name="Título 1 Car" style:family="text">
      <style:text-properties style:font-name="Calibri" style:font-name-complex="Calibri" fo:font-weight="bold" style:font-weight-asian="bold" style:font-weight-complex="bold" fo:color="#265557" fo:font-size="14pt" style:font-size-asian="14pt" style:font-size-complex="12pt" fo:language="en" fo:country="US" style:language-complex="en" style:country-complex="US"/>
    </style:style>
    <style:style style:name="Título2Car" style:display-name="Título 2 Car" style:family="text">
      <style:text-properties style:font-name="Calibri" style:font-name-complex="Calibri" fo:color="#265557" fo:font-size="13pt" style:font-size-asian="13pt" style:font-size-complex="12pt" fo:language="en" fo:country="US" style:language-complex="en" style:country-complex="US"/>
    </style:style>
    <style:style style:name="Título3Car" style:display-name="Título 3 Car" style:family="text">
      <style:text-properties style:font-name="Calibri" style:font-name-complex="Calibri" fo:color="#337275" fo:font-size="12pt" style:font-size-asian="12pt" style:font-size-complex="12pt" fo:language="en" fo:country="US" style:language-complex="en" style:country-complex="US"/>
    </style:style>
    <style:style style:name="Título4Car" style:display-name="Título 4 Car" style:family="text">
      <style:text-properties style:font-name="Calibri" style:font-name-complex="Calibri" fo:font-style="italic" style:font-style-asian="italic" style:font-style-complex="italic" fo:color="#337275" fo:font-size="12pt" style:font-size-asian="12pt" style:font-size-complex="12pt" fo:language="en" fo:country="US" style:language-complex="en" style:country-complex="US"/>
    </style:style>
    <style:style style:name="Título5Car" style:display-name="Título 5 Car" style:family="text">
      <style:text-properties style:font-name="Calibri" style:font-name-complex="Calibri" fo:color="#337275" fo:font-size="11pt" style:font-size-asian="11pt" style:font-size-complex="11pt" fo:language="en" fo:country="US" style:language-complex="en" style:country-complex="US"/>
    </style:style>
    <style:style style:name="Título6Car" style:display-name="Título 6 Car" style:family="text">
      <style:text-properties style:font-name="Calibri" style:font-name-complex="Calibri" fo:font-style="italic" style:font-style-asian="italic" style:font-style-complex="italic" fo:color="#337275" fo:font-size="11pt" style:font-size-asian="11pt" style:font-size-complex="11pt" fo:language="en" fo:country="US" style:language-complex="en" style:country-complex="US"/>
    </style:style>
    <style:style style:name="Título7Car" style:display-name="Título 7 Car" style:family="text">
      <style:text-properties style:font-name="Calibri" style:font-name-complex="Calibri" fo:font-weight="bold" style:font-weight-asian="bold" style:font-weight-complex="bold" fo:color="#A5AB81" fo:language="en" fo:country="US" style:language-complex="en" style:country-complex="US"/>
    </style:style>
    <style:style style:name="Título8Car" style:display-name="Título 8 Car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A5AB81" fo:language="en" fo:country="US" style:language-complex="en" style:country-complex="US"/>
    </style:style>
    <style:style style:name="Título9Car" style:display-name="Título 9 Car" style:family="text">
      <style:text-properties style:font-name="Calibri" style:font-name-complex="Calibri" fo:font-style="italic" style:font-style-asian="italic" style:font-style-complex="italic" fo:color="#A5AB81" fo:language="en" fo:country="US" style:language-complex="en" style:country-complex="US"/>
    </style:style>
    <style:style style:name="codigo" style:display-name="codigo" style:family="text">
      <style:text-properties style:font-name="Courier New" style:font-name-complex="Courier New" fo:font-size="10pt" style:font-size-asian="10pt" fo:language="es" fo:country="ES"/>
    </style:style>
    <style:style style:name="TextodegloboCar" style:display-name="Texto de globo Car" style:family="text">
      <style:text-properties style:font-name="Tahoma" style:font-name-asian="MS Mincho" style:font-name-complex="Tahoma" fo:font-size="8pt" style:font-size-asian="8pt" style:font-size-complex="8pt" fo:language="es" fo:country="ES" style:language-asian="zh" style:country-asian="CN"/>
    </style:style>
    <style:style style:name="PredeterminadoCar" style:display-name="Predeterminado Car" style:family="text" style:parent-style-name="Fuentedepárrafopredeter.">
      <style:text-properties style:font-name="Tahoma" style:font-name-asian="MS Mincho" style:font-name-complex="Tahoma" fo:color="#000000" fo:font-size="18pt" style:font-size-asian="18pt" style:font-size-complex="18pt" fo:language="es" fo:country="ES" style:language-asian="zh" style:country-asian="CN"/>
    </style:style>
    <style:style style:name="CodigoListadoCar" style:display-name="CodigoListado Car" style:family="text" style:parent-style-name="PredeterminadoCar">
      <style:text-properties style:font-name="Liberation Mono" style:font-name-asian="MS Mincho" style:font-name-complex="Liberation Mono" fo:color="#000000" fo:font-size="9pt" style:font-size-asian="9pt" style:font-size-complex="9pt" fo:language="es" fo:country="ES" style:language-asian="zh" style:country-asian="CN"/>
    </style:style>
    <style:style style:name="NumberingSymbols" style:display-name="Numbering Symbols" style:family="text"/>
    <style:style style:name="TextoindependienteCar" style:display-name="Texto independiente Car" style:family="text" style:parent-style-name="Fuentedepárrafopredeter.">
      <style:text-properties style:font-name="Liberation Serif" style:font-name-asian="MS Mincho" style:font-name-complex="Cambria" fo:font-size="11pt" style:font-size-asian="11pt" style:font-size-complex="12pt" fo:language="es" fo:country="ES" style:language-asian="zh" style:country-asian="CN"/>
    </style:style>
    <style:style style:name="Tabla" style:display-name="Tabla" style:family="paragraph" style:parent-style-name="Normal" style:list-style-name="WW8Num5">
      <style:paragraph-properties fo:widows="2" fo:orphans="2" fo:text-align="center" style:vertical-align="auto" fo:margin-top="0.1666in">
        <style:tab-stops>
          <style:tab-stop style:type="left" style:position="-6.602in"/>
        </style:tab-stops>
      </style:paragraph-properties>
      <style:text-properties style:font-name="Cambria" style:font-name-asian="MS Gothic" style:font-name-complex="Times New Roman" fo:color="#000000" fo:font-size="10pt" style:font-size-asian="10pt" style:font-size-complex="11pt" style:language-complex="en" style:country-complex="US" fo:hyphenate="true"/>
    </style:style>
    <style:style style:name="ParrafoNegro" style:display-name="ParrafoNegro" style:family="paragraph" style:parent-style-name="Párrafodelista">
      <style:text-properties style:font-name="Liberation Serif" fo:font-weight="bold" style:font-weight-asian="bold" style:letter-kerning="true" fo:font-size="10pt" style:font-size-asian="10pt" style:language-asian="zh" style:country-asian="CN" fo:hyphenate="true"/>
    </style: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fo:color="#4F81BD" fo:font-size="12pt" style:font-size-asian="12pt"/>
    </style:style>
    <text:list-style style:name="WW8Num5" style:display-name="WW8Num5">
      <text:list-level-style-number text:level="1" text:style-name="WW_CharLFO12LVL1" style:num-suffix="." style:num-format="a" style:num-letter-sync="true">
        <style:list-level-properties text:space-before="0.277in" text:min-label-width="0.25in" text:list-level-position-and-space-mode="label-alignment">
          <style:list-level-label-alignment text:label-followed-by="listtab" fo:margin-left="0.527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Estilo1" style:display-name="Estil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6LVL1" style:family="text">
      <style:text-properties fo:font-weight="bold" style:font-weight-asian="bold"/>
    </style:style>
    <text:list-style style:name="LFO7" style:display-name="LFO7">
      <text:list-level-style-number text:level="1" text:style-name="WW_CharLFO16LVL1" style:num-prefix="Tabla " style:num-suffix=" 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 fo:color="#4F81BD"/>
    </style:style>
    <style:style style:name="WW_CharLFO17LVL2" style:family="text">
      <style:text-properties style:font-name="Courier New" style:font-name-complex="Courier New"/>
    </style:style>
    <text:list-style style:name="WW8Num8" style:display-name="WW8Num8">
      <text:list-level-style-number text:level="1" text:style-name="WW_CharLFO1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8LVL1" style:family="text">
      <style:text-properties style:font-name="Cambria" fo:color="#4F81BD"/>
    </style:style>
    <style:style style:name="WW_CharLFO18LVL2" style:family="text">
      <style:text-properties style:font-name="Cambria" fo:color="#4F81BD"/>
    </style:style>
    <style:style style:name="WW_CharLFO19LVL1" style:family="text">
      <style:text-properties style:font-name="Cambria" fo:color="#4F81BD"/>
    </style:style>
    <style:style style:name="WW_CharLFO19LVL2" style:family="text">
      <style:text-properties fo:color="#4F81BD"/>
    </style:style>
    <style:style style:name="WW_CharLFO19LVL3" style:family="text">
      <style:text-properties fo:color="#4F81BD"/>
    </style:style>
    <style:style style:name="WW_CharLFO20LVL1" style:family="text">
      <style:text-properties fo:color="#4F81BD" fo:font-size="12pt" style:font-size-asian="12pt" style:text-underline-type="none" style:text-underline-color="font-color"/>
    </style:style>
    <style:style style:name="WW_CharLFO20LVL2" style:family="text">
      <style:text-properties style:font-name="Symbol" fo:color="#4F81BD"/>
    </style:style>
    <style:style style:name="WW_CharLFO22LVL1" style:family="text">
      <style:text-properties fo:color="#4F81BD" fo:font-size="12pt" style:font-size-asian="12pt" style:text-underline-type="none" style:text-underline-color="font-color"/>
    </style:style>
    <style:style style:name="WW_CharLFO22LVL2" style:family="text">
      <style:text-properties style:font-name="Symbol" fo:color="#4F81B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8">
      <text:list-level-style-number text:level="1" text:style-name="WW_CharLFO1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text:style-name="WW_CharLFO22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513in" fo:margin-bottom="0.5in" fo:margin-right="0.6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-0.0076in"/>
      </style:footer-style>
    </style:page-layout>
    <style:style style:name="P8" style:parent-style-name="Normal" style:family="paragraph">
      <style:paragraph-properties fo:text-align="start"/>
    </style:style>
    <style:style style:name="T9" style:parent-style-name="Fuentedepárrafopredeter." style:family="text">
      <style:text-properties style:font-name-complex="Arial" fo:font-size="8pt" style:font-size-asian="8pt"/>
    </style:style>
    <style:style style:name="T10" style:parent-style-name="Fuentedepárrafopredeter." style:family="text">
      <style:text-properties style:font-name="Arial" style:font-name-complex="Arial" fo:font-size="8pt" style:font-size-asian="8pt"/>
    </style:style>
    <style:style style:name="P11" style:parent-style-name="Normal" style:family="paragraph">
      <style:paragraph-properties fo:text-align="start"/>
    </style:style>
    <style:style style:name="T12" style:parent-style-name="Fuentedepárrafopredeter." style:family="text">
      <style:text-properties style:font-name="Arial" style:font-name-complex="Arial" fo:font-size="8pt" style:font-size-asian="8pt"/>
    </style:style>
    <style:style style:name="T13" style:parent-style-name="Fuentedepárrafopredeter." style:family="text">
      <style:text-properties style:font-name="Arial" style:font-name-complex="Arial" fo:font-size="8pt" style:font-size-asian="8pt"/>
    </style:style>
    <style:style style:name="P14" style:parent-style-name="Piedepágina" style:family="paragraph">
      <style:paragraph-properties fo:text-align="end"/>
    </style:style>
    <style:style style:name="T15" style:parent-style-name="Fuentedepárrafopredeter." style:family="text">
      <style:text-properties style:font-name-complex="Arial" fo:font-size="8pt" style:font-size-asian="8pt"/>
    </style:style>
    <style:style style:name="T16" style:parent-style-name="Fuentedepárrafopredeter." style:family="text">
      <style:text-properties style:font-name-complex="Arial" fo:font-size="8pt" style:font-size-asian="8pt"/>
    </style:style>
    <style:style style:name="T17" style:parent-style-name="Fuentedepárrafopredeter." style:family="text">
      <style:text-properties style:font-name="Arial" style:font-name-complex="Arial" fo:font-size="8pt" style:font-size-asian="8pt"/>
    </style:style>
    <style:style style:name="P18" style:parent-style-name="Piedepágina" style:family="paragraph">
      <style:paragraph-properties>
        <style:tab-stops>
          <style:tab-stop style:type="left" style:position="1.609in"/>
        </style:tab-stops>
      </style:paragraph-properties>
    </style:style>
    <style:style style:name="T19" style:parent-style-name="Fuentedepárrafopredeter." style:family="text">
      <style:text-properties style:font-name-complex="Arial" fo:font-size="8pt" style:font-size-asian="8pt"/>
    </style:style>
  </office:automatic-styles>
  <office:master-styles>
    <style:master-page style:name="MP0" style:page-layout-name="PL0">
      <style:header>
        <text:p text:style-name="P8"><text:span text:style-name="T9">Cuaderno de prácticas de Arquitectura de Computadores, Grado en Ingeniería Informática</text:span><text:span text:style-name="T10"><text:line-break/></text:span></text:p>
      </style:header>
      <style:header-left>
        <text:p text:style-name="P11"><text:span text:style-name="T12">Cuaderno de prácticas de Arquitectura de Computadores, Grado en Ingeniería Informática</text:span><text:span text:style-name="T13"><text:line-break/></text:span></text:p>
        <text:p text:style-name="Normal"/>
      </style:header-left>
      <style:footer>
        <text:p text:style-name="P14"><text:span text:style-name="T15">Depto. Arquitectura y Tecnología de<text:s/></text:span><text:span text:style-name="T16">Computadores</text:span><text:span text:style-name="T17"><text:s text:c="103"/></text:span><text:span text:style-name="Númerodepágina"><text:s/></text:span><text:span text:style-name="Númerodepágina"><text:page-number text:fixed="false">5</text:page-number></text:span></text:p>
        <text:p text:style-name="Normal"/>
      </style:footer>
      <style:footer-left>
        <text:p text:style-name="P18"><text:span text:style-name="Númerodepágina"><text:page-number text:fixed="false">2</text:page-number></text:span><text:span text:style-name="Númerodepágina"><text:tab/></text:span><text:span text:style-name="Númerodepágina"><text:tab/></text:span><text:span text:style-name="Númerodepágina"><text:tab/></text:span><text:span text:style-name="Númerodepágina"><text:tab/><text:s text:c="10"/></text:span><text:span text:style-name="T19">Depto. Arquitectura y Tecnología de Computadores</text:span></text:p>
        <text:p text:style-name="Normal"/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is Javier Herrera</meta:initial-creator>
    <dc:creator>Mancia Anguita</dc:creator>
    <meta:creation-date>2020-05-08T07:21:00Z</meta:creation-date>
    <dc:date>2021-04-05T14:02:00Z</dc:date>
    <meta:print-date>1899-12-31T23:00:00Z</meta:print-date>
    <meta:template xlink:href="Normal" xlink:type="simple"/>
    <meta:editing-cycles>29</meta:editing-cycles>
    <meta:editing-duration>PT30900S</meta:editing-duration>
    <meta:document-statistic meta:page-count="5" meta:paragraph-count="15" meta:word-count="1186" meta:character-count="7700" meta:row-count="54" meta:non-whitespace-character-count="6529"/>
  </office:meta>
</office:document-meta>
</file>